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ÇO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2090.82" table:style-name="ce14">
            <text:p>42.091<text:s/></text:p>
          </table:table-cell>
          <table:table-cell office:value-type="float" office:value="680461.56" table:style-name="ce14">
            <text:p>680.462<text:s/></text:p>
          </table:table-cell>
          <table:table-cell office:value-type="float" office:value="55232465.340000004" table:style-name="ce14">
            <text:p>55.232.4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4261554.189999998" table:style-name="ce14">
            <text:p>84.261.554<text:s/></text:p>
          </table:table-cell>
          <table:table-cell office:value-type="float" office:value="58705096.32" table:style-name="ce14">
            <text:p>58.705.096<text:s/></text:p>
          </table:table-cell>
          <table:table-cell office:value-type="float" office:value="4565558.9000000004" table:style-name="ce14">
            <text:p>4.565.559<text:s/></text:p>
          </table:table-cell>
          <table:table-cell office:value-type="float" office:value="138298138.58000001" table:style-name="ce14">
            <text:p>138.298.139<text:s/></text:p>
          </table:table-cell>
          <table:table-cell office:value-type="float" office:value="36859787.210000001" table:style-name="ce14">
            <text:p>36.859.787<text:s/></text:p>
          </table:table-cell>
          <table:table-cell office:value-type="float" office:value="4378679.2699999996" table:style-name="ce14">
            <text:p>4.378.679<text:s/></text:p>
          </table:table-cell>
          <table:table-cell office:value-type="float" office:value="112473719.48" table:style-name="ce14">
            <text:p>112.473.719<text:s/></text:p>
          </table:table-cell>
          <table:table-cell office:value-type="float" office:value="199533.04" table:style-name="ce14">
            <text:p>199.533<text:s/></text:p>
          </table:table-cell>
          <table:table-cell office:value-type="float" office:value="2010896.23" table:style-name="ce14">
            <text:p>2.010.896<text:s/></text:p>
          </table:table-cell>
          <table:table-cell office:value-type="float" office:value="8161586.7599999998" table:style-name="ce14">
            <text:p>8.161.587<text:s/></text:p>
          </table:table-cell>
          <table:table-cell office:value-type="float" office:value="4741834.59" table:style-name="ce14">
            <text:p>4.741.835<text:s/></text:p>
          </table:table-cell>
          <table:table-cell office:value-type="float" office:value="91174473.349999994" table:style-name="ce14">
            <text:p>91.174.473<text:s/></text:p>
          </table:table-cell>
          <table:table-cell office:value-type="float" office:value="19480.189999999999" table:style-name="ce14">
            <text:p>19.480<text:s/></text:p>
          </table:table-cell>
          <table:table-cell office:value-type="float" office:value="363765795.92000002" table:style-name="ce14">
            <text:p>363.765.796<text:s/></text:p>
          </table:table-cell>
          <table:table-cell office:value-type="float" office:value="270475531.62" table:style-name="ce14">
            <text:p>270.475.532<text:s/></text:p>
          </table:table-cell>
          <table:table-cell office:value-type="float" office:value="715718.12" table:style-name="ce14">
            <text:p>715.718<text:s/></text:p>
          </table:table-cell>
          <table:table-cell office:value-type="float" office:value="1412.17" table:style-name="ce14">
            <text:p>1.412<text:s/></text:p>
          </table:table-cell>
          <table:table-cell office:value-type="float" office:value="16813.400000000001" table:style-name="ce14">
            <text:p>16.813<text:s/></text:p>
          </table:table-cell>
          <table:table-cell office:value-type="float" office:value="110872932.38" table:style-name="ce14">
            <text:p>110.872.932<text:s/></text:p>
          </table:table-cell>
          <table:table-cell office:value-type="float" office:value="762532192.78999996" table:style-name="ce14">
            <text:p>762.532.193<text:s/></text:p>
          </table:table-cell>
          <table:table-cell office:value-type="float" office:value="4039.64" table:style-name="ce14">
            <text:p>4.040<text:s/></text:p>
          </table:table-cell>
          <table:table-cell office:value-type="float" office:value="1810923526.6500001" table:style-name="ce14">
            <text:p>1.810.923.527<text:s/></text:p>
          </table:table-cell>
          <table:table-cell office:value-type="float" office:value="245.63" table:style-name="ce14">
            <text:p>246<text:s/></text:p>
          </table:table-cell>
          <table:table-cell office:value-type="float" office:value="3921113564.1500006" table:style-name="ce15">
            <text:p>3.921.113.5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77.17" table:style-name="ce17">
            <text:p>1.577<text:s/></text:p>
          </table:table-cell>
          <table:table-cell office:value-type="float" office:value="-2.77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-44.77" table:style-name="ce17">
            <text:p>(45)</text:p>
          </table:table-cell>
          <table:table-cell office:value-type="float" office:value="135.78" table:style-name="ce17">
            <text:p>136<text:s/></text:p>
          </table:table-cell>
          <table:table-cell office:value-type="float" office:value="-53.05" table:style-name="ce17">
            <text:p>(53)</text:p>
          </table:table-cell>
          <table:table-cell office:value-type="float" office:value="-111.52" table:style-name="ce17">
            <text:p>(112)</text:p>
          </table:table-cell>
          <table:table-cell office:value-type="float" office:value="3350.16" table:style-name="ce17">
            <text:p>3.350<text:s/></text:p>
          </table:table-cell>
          <table:table-cell office:value-type="float" office:value="4513.91" table:style-name="ce17">
            <text:p>4.514<text:s/></text:p>
          </table:table-cell>
          <table:table-cell office:value-type="float" office:value="1418.68" table:style-name="ce17">
            <text:p>1.419<text:s/></text:p>
          </table:table-cell>
          <table:table-cell office:value-type="float" office:value="-59.51" table:style-name="ce17">
            <text:p>(60)</text:p>
          </table:table-cell>
          <table:table-cell office:value-type="float" office:value="2265.4899999999998" table:style-name="ce17">
            <text:p>2.265<text:s/></text:p>
          </table:table-cell>
          <table:table-cell office:value-type="float" office:value="571.41" table:style-name="ce17">
            <text:p>571<text:s/></text:p>
          </table:table-cell>
          <table:table-cell office:value-type="float" office:value="-1453.82" table:style-name="ce17">
            <text:p>(1.454)</text:p>
          </table:table-cell>
          <table:table-cell office:value-type="float" office:value="5881.16" table:style-name="ce17">
            <text:p>5.881<text:s/></text:p>
          </table:table-cell>
          <table:table-cell office:value-type="float" office:value="-2.19" table:style-name="ce17">
            <text:p>(2)</text:p>
          </table:table-cell>
          <table:table-cell office:value-type="float" office:value="-726.68" table:style-name="ce17">
            <text:p>(727)</text:p>
          </table:table-cell>
          <table:table-cell office:value-type="float" office:value="-349.05" table:style-name="ce17">
            <text:p>(349)</text:p>
          </table:table-cell>
          <table:table-cell office:value-type="float" office:value="-5.93" table:style-name="ce17">
            <text:p>(6)</text:p>
          </table:table-cell>
          <table:table-cell office:value-type="float" office:value="-38.67" table:style-name="ce17">
            <text:p>(39)</text:p>
          </table:table-cell>
          <table:table-cell office:value-type="float" office:value="0" table:style-name="ce17">
            <text:p>-<text:s/></text:p>
          </table:table-cell>
          <table:table-cell office:value-type="float" office:value="1818.64" table:style-name="ce17">
            <text:p>1.819<text:s/></text:p>
          </table:table-cell>
          <table:table-cell office:value-type="float" office:value="-1867.3" table:style-name="ce17">
            <text:p>(1.867)</text:p>
          </table:table-cell>
          <table:table-cell office:value-type="float" office:value="-1.42" table:style-name="ce17">
            <text:p>(1)</text:p>
          </table:table-cell>
          <table:table-cell office:value-type="float" office:value="42768.13" table:style-name="ce17">
            <text:p>42.768<text:s/></text:p>
          </table:table-cell>
          <table:table-cell office:value-type="float" office:value="-36.33" table:style-name="ce17">
            <text:p>(36)</text:p>
          </table:table-cell>
          <table:table-cell office:value-type="float" office:value="59547.520000000004" table:style-name="ce18">
            <text:p>59.5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74625.54" table:style-name="ce17">
            <text:p>574.626<text:s/></text:p>
          </table:table-cell>
          <table:table-cell office:value-type="float" office:value="6403733.8499999996" table:style-name="ce17">
            <text:p>6.403.734<text:s/></text:p>
          </table:table-cell>
          <table:table-cell office:value-type="float" office:value="16679875.67" table:style-name="ce17">
            <text:p>16.679.876<text:s/></text:p>
          </table:table-cell>
          <table:table-cell office:value-type="float" office:value="134735.29" table:style-name="ce17">
            <text:p>134.735<text:s/></text:p>
          </table:table-cell>
          <table:table-cell office:value-type="float" office:value="110114429.36" table:style-name="ce17">
            <text:p>110.114.429<text:s/></text:p>
          </table:table-cell>
          <table:table-cell office:value-type="float" office:value="50360415.299999997" table:style-name="ce17">
            <text:p>50.360.415<text:s/></text:p>
          </table:table-cell>
          <table:table-cell office:value-type="float" office:value="5297826.88" table:style-name="ce17">
            <text:p>5.297.827<text:s/></text:p>
          </table:table-cell>
          <table:table-cell office:value-type="float" office:value="197071735.97999999" table:style-name="ce17">
            <text:p>197.071.736<text:s/></text:p>
          </table:table-cell>
          <table:table-cell office:value-type="float" office:value="30229935.02" table:style-name="ce17">
            <text:p>30.229.935<text:s/></text:p>
          </table:table-cell>
          <table:table-cell office:value-type="float" office:value="3399468.86" table:style-name="ce17">
            <text:p>3.399.469<text:s/></text:p>
          </table:table-cell>
          <table:table-cell office:value-type="float" office:value="539036331.63" table:style-name="ce17">
            <text:p>539.036.332<text:s/></text:p>
          </table:table-cell>
          <table:table-cell office:value-type="float" office:value="6274137.3200000003" table:style-name="ce17">
            <text:p>6.274.137<text:s/></text:p>
          </table:table-cell>
          <table:table-cell office:value-type="float" office:value="9516726.1300000008" table:style-name="ce17">
            <text:p>9.516.726<text:s/></text:p>
          </table:table-cell>
          <table:table-cell office:value-type="float" office:value="10389666.029999999" table:style-name="ce17">
            <text:p>10.389.666<text:s/></text:p>
          </table:table-cell>
          <table:table-cell office:value-type="float" office:value="5518723.6299999999" table:style-name="ce17">
            <text:p>5.518.724<text:s/></text:p>
          </table:table-cell>
          <table:table-cell office:value-type="float" office:value="105810574.44" table:style-name="ce17">
            <text:p>105.810.574<text:s/></text:p>
          </table:table-cell>
          <table:table-cell office:value-type="float" office:value="1300822.49" table:style-name="ce17">
            <text:p>1.300.822<text:s/></text:p>
          </table:table-cell>
          <table:table-cell office:value-type="float" office:value="334711541.69999999" table:style-name="ce17">
            <text:p>334.711.542<text:s/></text:p>
          </table:table-cell>
          <table:table-cell office:value-type="float" office:value="224116742.88" table:style-name="ce17">
            <text:p>224.116.743<text:s/></text:p>
          </table:table-cell>
          <table:table-cell office:value-type="float" office:value="3945942.67" table:style-name="ce17">
            <text:p>3.945.943<text:s/></text:p>
          </table:table-cell>
          <table:table-cell office:value-type="float" office:value="4979301" table:style-name="ce17">
            <text:p>4.979.301<text:s/></text:p>
          </table:table-cell>
          <table:table-cell office:value-type="float" office:value="63483.29" table:style-name="ce17">
            <text:p>63.483<text:s/></text:p>
          </table:table-cell>
          <table:table-cell office:value-type="float" office:value="369231054.72000003" table:style-name="ce17">
            <text:p>369.231.055<text:s/></text:p>
          </table:table-cell>
          <table:table-cell office:value-type="float" office:value="480126043.30000001" table:style-name="ce17">
            <text:p>480.126.043<text:s/></text:p>
          </table:table-cell>
          <table:table-cell office:value-type="float" office:value="5670682.1100000003" table:style-name="ce17">
            <text:p>5.670.682<text:s/></text:p>
          </table:table-cell>
          <table:table-cell office:value-type="float" office:value="1763494712.4200001" table:style-name="ce17">
            <text:p>1.763.494.712<text:s/></text:p>
          </table:table-cell>
          <table:table-cell office:value-type="float" office:value="484398.8" table:style-name="ce17">
            <text:p>484.399<text:s/></text:p>
          </table:table-cell>
          <table:table-cell office:value-type="float" office:value="4284937666.3100004" table:style-name="ce18">
            <text:p>4.284.937.6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06.05" table:style-name="ce17">
            <text:p>4.8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2235.56" table:style-name="ce17">
            <text:p>82.2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5933008.17000002" table:style-name="ce17">
            <text:p>345.933.0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9687.03" table:style-name="ce17">
            <text:p>739.6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7892514.02" table:style-name="ce17">
            <text:p>127.892.514<text:s/></text:p>
          </table:table-cell>
          <table:table-cell office:value-type="float" office:value="217.36" table:style-name="ce17">
            <text:p>2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95217.81" table:style-name="ce17">
            <text:p>795.2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5447686" table:style-name="ce18">
            <text:p>475.447.6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18791.93" table:style-name="ce17">
            <text:p>218.792<text:s/></text:p>
          </table:table-cell>
          <table:table-cell office:value-type="float" office:value="1307215.24" table:style-name="ce17">
            <text:p>1.307.215<text:s/></text:p>
          </table:table-cell>
          <table:table-cell office:value-type="float" office:value="2571177.2200000002" table:style-name="ce17">
            <text:p>2.571.1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190979.73" table:style-name="ce17">
            <text:p>22.190.980<text:s/></text:p>
          </table:table-cell>
          <table:table-cell office:value-type="float" office:value="8295738.79" table:style-name="ce17">
            <text:p>8.295.739<text:s/></text:p>
          </table:table-cell>
          <table:table-cell office:value-type="float" office:value="1131540.3799999999" table:style-name="ce17">
            <text:p>1.131.540<text:s/></text:p>
          </table:table-cell>
          <table:table-cell office:value-type="float" office:value="641920.46" table:style-name="ce17">
            <text:p>641.920<text:s/></text:p>
          </table:table-cell>
          <table:table-cell office:value-type="float" office:value="3180116.69" table:style-name="ce17">
            <text:p>3.180.117<text:s/></text:p>
          </table:table-cell>
          <table:table-cell office:value-type="float" office:value="1696365.41" table:style-name="ce17">
            <text:p>1.696.365<text:s/></text:p>
          </table:table-cell>
          <table:table-cell office:value-type="float" office:value="13882986.619999999" table:style-name="ce17">
            <text:p>13.882.987<text:s/></text:p>
          </table:table-cell>
          <table:table-cell office:value-type="float" office:value="1397846.89" table:style-name="ce17">
            <text:p>1.397.847<text:s/></text:p>
          </table:table-cell>
          <table:table-cell office:value-type="float" office:value="4053792.89" table:style-name="ce17">
            <text:p>4.053.793<text:s/></text:p>
          </table:table-cell>
          <table:table-cell office:value-type="float" office:value="2637859.8399999999" table:style-name="ce17">
            <text:p>2.637.860<text:s/></text:p>
          </table:table-cell>
          <table:table-cell office:value-type="float" office:value="1745091.63" table:style-name="ce17">
            <text:p>1.745.092<text:s/></text:p>
          </table:table-cell>
          <table:table-cell office:value-type="float" office:value="22737159.09" table:style-name="ce17">
            <text:p>22.737.159<text:s/></text:p>
          </table:table-cell>
          <table:table-cell office:value-type="float" office:value="637350.19999999995" table:style-name="ce17">
            <text:p>637.350<text:s/></text:p>
          </table:table-cell>
          <table:table-cell office:value-type="float" office:value="3748500.95" table:style-name="ce17">
            <text:p>3.748.501<text:s/></text:p>
          </table:table-cell>
          <table:table-cell office:value-type="float" office:value="7032472.75" table:style-name="ce17">
            <text:p>7.032.473<text:s/></text:p>
          </table:table-cell>
          <table:table-cell office:value-type="float" office:value="1081366.75" table:style-name="ce17">
            <text:p>1.081.367<text:s/></text:p>
          </table:table-cell>
          <table:table-cell office:value-type="float" office:value="186613.84" table:style-name="ce17">
            <text:p>186.6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414571.9399999995" table:style-name="ce17">
            <text:p>8.414.572<text:s/></text:p>
          </table:table-cell>
          <table:table-cell office:value-type="float" office:value="8950851.3900000006" table:style-name="ce17">
            <text:p>8.950.851<text:s/></text:p>
          </table:table-cell>
          <table:table-cell office:value-type="float" office:value="726953.11" table:style-name="ce17">
            <text:p>726.953<text:s/></text:p>
          </table:table-cell>
          <table:table-cell office:value-type="float" office:value="45013657.380000003" table:style-name="ce17">
            <text:p>45.013.657<text:s/></text:p>
          </table:table-cell>
          <table:table-cell office:value-type="float" office:value="264952.57" table:style-name="ce17">
            <text:p>264.953<text:s/></text:p>
          </table:table-cell>
          <table:table-cell office:value-type="float" office:value="163745873.69" table:style-name="ce18">
            <text:p>163.745.8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99.3999999999996" table:style-name="ce17">
            <text:p>4.8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954.11" table:style-name="ce17">
            <text:p>17.954<text:s/></text:p>
          </table:table-cell>
          <table:table-cell office:value-type="float" office:value="10698106.27" table:style-name="ce17">
            <text:p>10.698.106<text:s/></text:p>
          </table:table-cell>
          <table:table-cell office:value-type="float" office:value="2269944.84" table:style-name="ce17">
            <text:p>2.269.9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825.42" table:style-name="ce17">
            <text:p>14.8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262.91" table:style-name="ce17">
            <text:p>15.2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1783737.640000001" table:style-name="ce17">
            <text:p>81.783.738<text:s/></text:p>
          </table:table-cell>
          <table:table-cell office:value-type="float" office:value="26671868.66" table:style-name="ce17">
            <text:p>26.671.869<text:s/></text:p>
          </table:table-cell>
          <table:table-cell office:value-type="float" office:value="35591.46" table:style-name="ce17">
            <text:p>35.591<text:s/></text:p>
          </table:table-cell>
          <table:table-cell office:value-type="float" office:value="35233.550000000003" table:style-name="ce17">
            <text:p>35.2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754.07" table:style-name="ce17">
            <text:p>22.754<text:s/></text:p>
          </table:table-cell>
          <table:table-cell office:value-type="float" office:value="16048400.5" table:style-name="ce17">
            <text:p>16.048.4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046700.17" table:style-name="ce17">
            <text:p>110.046.7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7665279" table:style-name="ce18">
            <text:p>247.665.2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17177.2" table:style-name="ce17">
            <text:p>317.17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527716.9900000002" table:style-name="ce17">
            <text:p>9.527.7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353153.960000001" table:style-name="ce17">
            <text:p>46.353.154<text:s/></text:p>
          </table:table-cell>
          <table:table-cell office:value-type="float" office:value="29563637.52" table:style-name="ce17">
            <text:p>29.563.638<text:s/></text:p>
          </table:table-cell>
          <table:table-cell office:value-type="float" office:value="1054124.21" table:style-name="ce17">
            <text:p>1.054.124<text:s/></text:p>
          </table:table-cell>
          <table:table-cell office:value-type="float" office:value="150078284.47" table:style-name="ce17">
            <text:p>150.078.284<text:s/></text:p>
          </table:table-cell>
          <table:table-cell office:value-type="float" office:value="3026239.43" table:style-name="ce17">
            <text:p>3.026.239<text:s/></text:p>
          </table:table-cell>
          <table:table-cell office:value-type="float" office:value="1090991.55" table:style-name="ce17">
            <text:p>1.090.992<text:s/></text:p>
          </table:table-cell>
          <table:table-cell office:value-type="float" office:value="53825528.109999999" table:style-name="ce17">
            <text:p>53.825.528<text:s/></text:p>
          </table:table-cell>
          <table:table-cell office:value-type="float" office:value="61073.18" table:style-name="ce17">
            <text:p>61.073<text:s/></text:p>
          </table:table-cell>
          <table:table-cell office:value-type="float" office:value="2880734.06" table:style-name="ce17">
            <text:p>2.880.734<text:s/></text:p>
          </table:table-cell>
          <table:table-cell office:value-type="float" office:value="2715554.79" table:style-name="ce17">
            <text:p>2.715.555<text:s/></text:p>
          </table:table-cell>
          <table:table-cell office:value-type="float" office:value="1432634.48" table:style-name="ce17">
            <text:p>1.432.634<text:s/></text:p>
          </table:table-cell>
          <table:table-cell office:value-type="float" office:value="47831553.460000001" table:style-name="ce17">
            <text:p>47.831.553<text:s/></text:p>
          </table:table-cell>
          <table:table-cell office:value-type="float" office:value="6321.27" table:style-name="ce17">
            <text:p>6.321<text:s/></text:p>
          </table:table-cell>
          <table:table-cell office:value-type="float" office:value="127806686.41" table:style-name="ce17">
            <text:p>127.806.686<text:s/></text:p>
          </table:table-cell>
          <table:table-cell office:value-type="float" office:value="121739263.77" table:style-name="ce17">
            <text:p>121.739.264<text:s/></text:p>
          </table:table-cell>
          <table:table-cell office:value-type="float" office:value="408081.44" table:style-name="ce17">
            <text:p>408.081<text:s/></text:p>
          </table:table-cell>
          <table:table-cell office:value-type="float" office:value="4328.32" table:style-name="ce17">
            <text:p>4.328<text:s/></text:p>
          </table:table-cell>
          <table:table-cell office:value-type="float" office:value="28413" table:style-name="ce17">
            <text:p>28.413<text:s/></text:p>
          </table:table-cell>
          <table:table-cell office:value-type="float" office:value="119244329.72" table:style-name="ce17">
            <text:p>119.244.330<text:s/></text:p>
          </table:table-cell>
          <table:table-cell office:value-type="float" office:value="298496903.69" table:style-name="ce17">
            <text:p>298.496.904<text:s/></text:p>
          </table:table-cell>
          <table:table-cell office:value-type="float" office:value="384199.75" table:style-name="ce17">
            <text:p>384.200<text:s/></text:p>
          </table:table-cell>
          <table:table-cell office:value-type="float" office:value="743114777.98000002" table:style-name="ce17">
            <text:p>743.114.7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60991708.7600002" table:style-name="ce18">
            <text:p>1.760.991.7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8656.409999999996" table:style-name="ce17">
            <text:p>38.656<text:s/></text:p>
          </table:table-cell>
          <table:table-cell office:value-type="float" office:value="5096518.6100000013" table:style-name="ce17">
            <text:p>5.096.519<text:s/></text:p>
          </table:table-cell>
          <table:table-cell office:value-type="float" office:value="4580981.46" table:style-name="ce17">
            <text:p>4.580.981<text:s/></text:p>
          </table:table-cell>
          <table:table-cell office:value-type="float" office:value="134735.29" table:style-name="ce17">
            <text:p>134.735<text:s/></text:p>
          </table:table-cell>
          <table:table-cell office:value-type="float" office:value="41560590.219999999" table:style-name="ce17">
            <text:p>41.560.590<text:s/></text:p>
          </table:table-cell>
          <table:table-cell office:value-type="float" office:value="12501038.99" table:style-name="ce17">
            <text:p>12.501.039<text:s/></text:p>
          </table:table-cell>
          <table:table-cell office:value-type="float" office:value="3094208.1799999997" table:style-name="ce17">
            <text:p>3.094.208<text:s/></text:p>
          </table:table-cell>
          <table:table-cell office:value-type="float" office:value="35653424.780000001" table:style-name="ce17">
            <text:p>35.653.425<text:s/></text:p>
          </table:table-cell>
          <table:table-cell office:value-type="float" office:value="21671398.5" table:style-name="ce17">
            <text:p>21.671.399<text:s/></text:p>
          </table:table-cell>
          <table:table-cell office:value-type="float" office:value="612111.9" table:style-name="ce17">
            <text:p>612.112<text:s/></text:p>
          </table:table-cell>
          <table:table-cell office:value-type="float" office:value="125379983.31" table:style-name="ce17">
            <text:p>125.379.983<text:s/></text:p>
          </table:table-cell>
          <table:table-cell office:value-type="float" office:value="4815217.25" table:style-name="ce17">
            <text:p>4.815.217<text:s/></text:p>
          </table:table-cell>
          <table:table-cell office:value-type="float" office:value="2582199.1800000002" table:style-name="ce17">
            <text:p>2.582.199<text:s/></text:p>
          </table:table-cell>
          <table:table-cell office:value-type="float" office:value="5036251.4000000004" table:style-name="ce17">
            <text:p>5.036.251<text:s/></text:p>
          </table:table-cell>
          <table:table-cell office:value-type="float" office:value="2325734.6100000003" table:style-name="ce17">
            <text:p>2.325.735<text:s/></text:p>
          </table:table-cell>
          <table:table-cell office:value-type="float" office:value="35241861.890000001" table:style-name="ce17">
            <text:p>35.241.862<text:s/></text:p>
          </table:table-cell>
          <table:table-cell office:value-type="float" office:value="657151.02" table:style-name="ce17">
            <text:p>657.151<text:s/></text:p>
          </table:table-cell>
          <table:table-cell office:value-type="float" office:value="121372616.70000002" table:style-name="ce17">
            <text:p>121.372.617<text:s/></text:p>
          </table:table-cell>
          <table:table-cell office:value-type="float" office:value="67933450.670000002" table:style-name="ce17">
            <text:p>67.933.451<text:s/></text:p>
          </table:table-cell>
          <table:table-cell office:value-type="float" office:value="2420903.02" table:style-name="ce17">
            <text:p>2.420.903<text:s/></text:p>
          </table:table-cell>
          <table:table-cell office:value-type="float" office:value="4753125.29" table:style-name="ce17">
            <text:p>4.753.125<text:s/></text:p>
          </table:table-cell>
          <table:table-cell office:value-type="float" office:value="35070.29" table:style-name="ce17">
            <text:p>35.070<text:s/></text:p>
          </table:table-cell>
          <table:table-cell office:value-type="float" office:value="113656884.97" table:style-name="ce17">
            <text:p>113.656.885<text:s/></text:p>
          </table:table-cell>
          <table:table-cell office:value-type="float" office:value="156629670.35999998" table:style-name="ce17">
            <text:p>156.629.670<text:s/></text:p>
          </table:table-cell>
          <table:table-cell office:value-type="float" office:value="4559529.25" table:style-name="ce17">
            <text:p>4.559.529<text:s/></text:p>
          </table:table-cell>
          <table:table-cell office:value-type="float" office:value="864524359.07999992" table:style-name="ce17">
            <text:p>864.524.359<text:s/></text:p>
          </table:table-cell>
          <table:table-cell office:value-type="float" office:value="219446.23" table:style-name="ce17">
            <text:p>219.446<text:s/></text:p>
          </table:table-cell>
          <table:table-cell office:value-type="float" office:value="1637087118.8600001" table:style-name="ce18">
            <text:p>1.637.087.1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7024350.809999999" table:style-name="ce17">
            <text:p>17.024.351<text:s/></text:p>
          </table:table-cell>
          <table:table-cell office:value-type="float" office:value="61950385.670000002" table:style-name="ce17">
            <text:p>61.950.386<text:s/></text:p>
          </table:table-cell>
          <table:table-cell office:value-type="float" office:value="243723438.09" table:style-name="ce17">
            <text:p>243.723.438<text:s/></text:p>
          </table:table-cell>
          <table:table-cell office:value-type="float" office:value="10800839.83" table:style-name="ce17">
            <text:p>10.800.840<text:s/></text:p>
          </table:table-cell>
          <table:table-cell office:value-type="float" office:value="329095439.83999997" table:style-name="ce17">
            <text:p>329.095.440<text:s/></text:p>
          </table:table-cell>
          <table:table-cell office:value-type="float" office:value="312345832.12" table:style-name="ce17">
            <text:p>312.345.832<text:s/></text:p>
          </table:table-cell>
          <table:table-cell office:value-type="float" office:value="4164231503.6800003" table:style-name="ce17">
            <text:p>4.164.231.504<text:s/></text:p>
          </table:table-cell>
          <table:table-cell office:value-type="float" office:value="235262293.65000001" table:style-name="ce17">
            <text:p>235.262.294<text:s/></text:p>
          </table:table-cell>
          <table:table-cell office:value-type="float" office:value="331903689.17000002" table:style-name="ce17">
            <text:p>331.903.689<text:s/></text:p>
          </table:table-cell>
          <table:table-cell office:value-type="float" office:value="86417526.400000006" table:style-name="ce17">
            <text:p>86.417.526<text:s/></text:p>
          </table:table-cell>
          <table:table-cell office:value-type="float" office:value="1245203824.78" table:style-name="ce17">
            <text:p>1.245.203.825<text:s/></text:p>
          </table:table-cell>
          <table:table-cell office:value-type="float" office:value="131048987.52" table:style-name="ce17">
            <text:p>131.048.988<text:s/></text:p>
          </table:table-cell>
          <table:table-cell office:value-type="float" office:value="194928905.08000001" table:style-name="ce17">
            <text:p>194.928.905<text:s/></text:p>
          </table:table-cell>
          <table:table-cell office:value-type="float" office:value="178615035.56" table:style-name="ce17">
            <text:p>178.615.036<text:s/></text:p>
          </table:table-cell>
          <table:table-cell office:value-type="float" office:value="91404722.680000007" table:style-name="ce17">
            <text:p>91.404.723<text:s/></text:p>
          </table:table-cell>
          <table:table-cell office:value-type="float" office:value="345904975.52999997" table:style-name="ce17">
            <text:p>345.904.976<text:s/></text:p>
          </table:table-cell>
          <table:table-cell office:value-type="float" office:value="54250454.340000004" table:style-name="ce17">
            <text:p>54.250.454<text:s/></text:p>
          </table:table-cell>
          <table:table-cell office:value-type="float" office:value="1562016509.6700001" table:style-name="ce17">
            <text:p>1.562.016.510<text:s/></text:p>
          </table:table-cell>
          <table:table-cell office:value-type="float" office:value="5481251571.5" table:style-name="ce17">
            <text:p>5.481.251.572<text:s/></text:p>
          </table:table-cell>
          <table:table-cell office:value-type="float" office:value="87883485.040000007" table:style-name="ce17">
            <text:p>87.883.485<text:s/></text:p>
          </table:table-cell>
          <table:table-cell office:value-type="float" office:value="65933737.43" table:style-name="ce17">
            <text:p>65.933.737<text:s/></text:p>
          </table:table-cell>
          <table:table-cell office:value-type="float" office:value="16441302.810000001" table:style-name="ce17">
            <text:p>16.441.303<text:s/></text:p>
          </table:table-cell>
          <table:table-cell office:value-type="float" office:value="1079038369.0999999" table:style-name="ce17">
            <text:p>1.079.038.369<text:s/></text:p>
          </table:table-cell>
          <table:table-cell office:value-type="float" office:value="639202178.53999996" table:style-name="ce17">
            <text:p>639.202.179<text:s/></text:p>
          </table:table-cell>
          <table:table-cell office:value-type="float" office:value="74275590.989999995" table:style-name="ce17">
            <text:p>74.275.591<text:s/></text:p>
          </table:table-cell>
          <table:table-cell office:value-type="float" office:value="13811538628.280001" table:style-name="ce17">
            <text:p>13.811.538.628<text:s/></text:p>
          </table:table-cell>
          <table:table-cell office:value-type="float" office:value="29665510.07" table:style-name="ce17">
            <text:p>29.665.510<text:s/></text:p>
          </table:table-cell>
          <table:table-cell office:value-type="float" office:value="30881359088.18" table:style-name="ce18">
            <text:p>30.881.359.0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626474" table:style-name="ce17">
            <text:p>1.626.474<text:s/></text:p>
          </table:table-cell>
          <table:table-cell office:value-type="float" office:value="6688953.2699999996" table:style-name="ce17">
            <text:p>6.688.953<text:s/></text:p>
          </table:table-cell>
          <table:table-cell office:value-type="float" office:value="8877748.8499999996" table:style-name="ce17">
            <text:p>8.877.749<text:s/></text:p>
          </table:table-cell>
          <table:table-cell office:value-type="float" office:value="2208987.4" table:style-name="ce17">
            <text:p>2.208.987<text:s/></text:p>
          </table:table-cell>
          <table:table-cell office:value-type="float" office:value="30029360.449999999" table:style-name="ce17">
            <text:p>30.029.360<text:s/></text:p>
          </table:table-cell>
          <table:table-cell office:value-type="float" office:value="19912127.149999999" table:style-name="ce17">
            <text:p>19.912.127<text:s/></text:p>
          </table:table-cell>
          <table:table-cell office:value-type="float" office:value="41261861.239999995" table:style-name="ce17">
            <text:p>41.261.861<text:s/></text:p>
          </table:table-cell>
          <table:table-cell office:value-type="float" office:value="14897265" table:style-name="ce17">
            <text:p>14.897.265<text:s/></text:p>
          </table:table-cell>
          <table:table-cell office:value-type="float" office:value="29544298.859999999" table:style-name="ce17">
            <text:p>29.544.299<text:s/></text:p>
          </table:table-cell>
          <table:table-cell office:value-type="float" office:value="10117646.51" table:style-name="ce17">
            <text:p>10.117.647<text:s/></text:p>
          </table:table-cell>
          <table:table-cell office:value-type="float" office:value="137418479.66999999" table:style-name="ce17">
            <text:p>137.418.480<text:s/></text:p>
          </table:table-cell>
          <table:table-cell office:value-type="float" office:value="13979106.02" table:style-name="ce17">
            <text:p>13.979.106<text:s/></text:p>
          </table:table-cell>
          <table:table-cell office:value-type="float" office:value="15337926.189999999" table:style-name="ce17">
            <text:p>15.337.926<text:s/></text:p>
          </table:table-cell>
          <table:table-cell office:value-type="float" office:value="15607037.869999999" table:style-name="ce17">
            <text:p>15.607.038<text:s/></text:p>
          </table:table-cell>
          <table:table-cell office:value-type="float" office:value="8839738.6600000001" table:style-name="ce17">
            <text:p>8.839.739<text:s/></text:p>
          </table:table-cell>
          <table:table-cell office:value-type="float" office:value="51174678.119999997" table:style-name="ce17">
            <text:p>51.174.678<text:s/></text:p>
          </table:table-cell>
          <table:table-cell office:value-type="float" office:value="6170664.1900000004" table:style-name="ce17">
            <text:p>6.170.664<text:s/></text:p>
          </table:table-cell>
          <table:table-cell office:value-type="float" office:value="609516017.25999999" table:style-name="ce17">
            <text:p>609.516.017<text:s/></text:p>
          </table:table-cell>
          <table:table-cell office:value-type="float" office:value="208631116.80000001" table:style-name="ce17">
            <text:p>208.631.117<text:s/></text:p>
          </table:table-cell>
          <table:table-cell office:value-type="float" office:value="7707395.4900000002" table:style-name="ce17">
            <text:p>7.707.395<text:s/></text:p>
          </table:table-cell>
          <table:table-cell office:value-type="float" office:value="4588949.96" table:style-name="ce17">
            <text:p>4.588.950<text:s/></text:p>
          </table:table-cell>
          <table:table-cell office:value-type="float" office:value="2088713.36" table:style-name="ce17">
            <text:p>2.088.713<text:s/></text:p>
          </table:table-cell>
          <table:table-cell office:value-type="float" office:value="96853978.060000002" table:style-name="ce17">
            <text:p>96.853.978<text:s/></text:p>
          </table:table-cell>
          <table:table-cell office:value-type="float" office:value="49515616.390000001" table:style-name="ce17">
            <text:p>49.515.616<text:s/></text:p>
          </table:table-cell>
          <table:table-cell office:value-type="float" office:value="7564128.04" table:style-name="ce17">
            <text:p>7.564.128<text:s/></text:p>
          </table:table-cell>
          <table:table-cell office:value-type="float" office:value="791523389.01999998" table:style-name="ce17">
            <text:p>791.523.389<text:s/></text:p>
          </table:table-cell>
          <table:table-cell office:value-type="float" office:value="3858670.96" table:style-name="ce17">
            <text:p>3.858.671<text:s/></text:p>
          </table:table-cell>
          <table:table-cell office:value-type="float" office:value="2195540328.79" table:style-name="ce18">
            <text:p>2.195.540.3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965897.8899999997" table:style-name="ce17">
            <text:p>5.965.898<text:s/></text:p>
          </table:table-cell>
          <table:table-cell office:value-type="float" office:value="15644957.01" table:style-name="ce17">
            <text:p>15.644.957<text:s/></text:p>
          </table:table-cell>
          <table:table-cell office:value-type="float" office:value="115317606.19" table:style-name="ce17">
            <text:p>115.317.606<text:s/></text:p>
          </table:table-cell>
          <table:table-cell office:value-type="float" office:value="3066614.44" table:style-name="ce17">
            <text:p>3.066.614<text:s/></text:p>
          </table:table-cell>
          <table:table-cell office:value-type="float" office:value="127368213.97" table:style-name="ce17">
            <text:p>127.368.214<text:s/></text:p>
          </table:table-cell>
          <table:table-cell office:value-type="float" office:value="108366579.16" table:style-name="ce17">
            <text:p>108.366.579<text:s/></text:p>
          </table:table-cell>
          <table:table-cell office:value-type="float" office:value="430366817.28999996" table:style-name="ce17">
            <text:p>430.366.817<text:s/></text:p>
          </table:table-cell>
          <table:table-cell office:value-type="float" office:value="103224750.81999999" table:style-name="ce17">
            <text:p>103.224.751<text:s/></text:p>
          </table:table-cell>
          <table:table-cell office:value-type="float" office:value="165120432.38999999" table:style-name="ce17">
            <text:p>165.120.432<text:s/></text:p>
          </table:table-cell>
          <table:table-cell office:value-type="float" office:value="33274179.940000001" table:style-name="ce17">
            <text:p>33.274.180<text:s/></text:p>
          </table:table-cell>
          <table:table-cell office:value-type="float" office:value="558736500.29999995" table:style-name="ce17">
            <text:p>558.736.500<text:s/></text:p>
          </table:table-cell>
          <table:table-cell office:value-type="float" office:value="57567797.219999999" table:style-name="ce17">
            <text:p>57.567.797<text:s/></text:p>
          </table:table-cell>
          <table:table-cell office:value-type="float" office:value="92483294.5" table:style-name="ce17">
            <text:p>92.483.295<text:s/></text:p>
          </table:table-cell>
          <table:table-cell office:value-type="float" office:value="78775962.099999994" table:style-name="ce17">
            <text:p>78.775.962<text:s/></text:p>
          </table:table-cell>
          <table:table-cell office:value-type="float" office:value="25117323.780000001" table:style-name="ce17">
            <text:p>25.117.324<text:s/></text:p>
          </table:table-cell>
          <table:table-cell office:value-type="float" office:value="131647614.83" table:style-name="ce17">
            <text:p>131.647.615<text:s/></text:p>
          </table:table-cell>
          <table:table-cell office:value-type="float" office:value="20858222.289999999" table:style-name="ce17">
            <text:p>20.858.222<text:s/></text:p>
          </table:table-cell>
          <table:table-cell office:value-type="float" office:value="461384652" table:style-name="ce17">
            <text:p>461.384.652<text:s/></text:p>
          </table:table-cell>
          <table:table-cell office:value-type="float" office:value="2638692289.3600001" table:style-name="ce17">
            <text:p>2.638.692.289<text:s/></text:p>
          </table:table-cell>
          <table:table-cell office:value-type="float" office:value="29543891.91" table:style-name="ce17">
            <text:p>29.543.892<text:s/></text:p>
          </table:table-cell>
          <table:table-cell office:value-type="float" office:value="39369597.509999998" table:style-name="ce17">
            <text:p>39.369.598<text:s/></text:p>
          </table:table-cell>
          <table:table-cell office:value-type="float" office:value="6411621.2999999998" table:style-name="ce17">
            <text:p>6.411.621<text:s/></text:p>
          </table:table-cell>
          <table:table-cell office:value-type="float" office:value="371406989.24000001" table:style-name="ce17">
            <text:p>371.406.989<text:s/></text:p>
          </table:table-cell>
          <table:table-cell office:value-type="float" office:value="323893489.13" table:style-name="ce17">
            <text:p>323.893.489<text:s/></text:p>
          </table:table-cell>
          <table:table-cell office:value-type="float" office:value="23192815.82" table:style-name="ce17">
            <text:p>23.192.816<text:s/></text:p>
          </table:table-cell>
          <table:table-cell office:value-type="float" office:value="4553746726.1800003" table:style-name="ce17">
            <text:p>4.553.746.726<text:s/></text:p>
          </table:table-cell>
          <table:table-cell office:value-type="float" office:value="11747883.470000001" table:style-name="ce17">
            <text:p>11.747.883<text:s/></text:p>
          </table:table-cell>
          <table:table-cell office:value-type="float" office:value="10532292720.039999" table:style-name="ce18">
            <text:p>10.532.292.7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7299.13" table:style-name="ce17">
            <text:p>7.299<text:s/></text:p>
          </table:table-cell>
          <table:table-cell office:value-type="float" office:value="12131.98" table:style-name="ce17">
            <text:p>12.132<text:s/></text:p>
          </table:table-cell>
          <table:table-cell office:value-type="float" office:value="749712.38" table:style-name="ce17">
            <text:p>749.7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5921.95" table:style-name="ce17">
            <text:p>375.922<text:s/></text:p>
          </table:table-cell>
          <table:table-cell office:value-type="float" office:value="29318975.66" table:style-name="ce17">
            <text:p>29.318.976<text:s/></text:p>
          </table:table-cell>
          <table:table-cell office:value-type="float" office:value="120797284.8" table:style-name="ce17">
            <text:p>120.797.285<text:s/></text:p>
          </table:table-cell>
          <table:table-cell office:value-type="float" office:value="16024265.51" table:style-name="ce17">
            <text:p>16.024.266<text:s/></text:p>
          </table:table-cell>
          <table:table-cell office:value-type="float" office:value="721013.25" table:style-name="ce17">
            <text:p>721.013<text:s/></text:p>
          </table:table-cell>
          <table:table-cell office:value-type="float" office:value="183.25" table:style-name="ce17">
            <text:p>183<text:s/></text:p>
          </table:table-cell>
          <table:table-cell office:value-type="float" office:value="15269290.34" table:style-name="ce17">
            <text:p>15.269.290<text:s/></text:p>
          </table:table-cell>
          <table:table-cell office:value-type="float" office:value="223526.53" table:style-name="ce17">
            <text:p>223.527<text:s/></text:p>
          </table:table-cell>
          <table:table-cell office:value-type="float" office:value="879107.19" table:style-name="ce17">
            <text:p>879.107<text:s/></text:p>
          </table:table-cell>
          <table:table-cell office:value-type="float" office:value="17269689.989999998" table:style-name="ce17">
            <text:p>17.269.690<text:s/></text:p>
          </table:table-cell>
          <table:table-cell office:value-type="float" office:value="17771.54" table:style-name="ce17">
            <text:p>17.772<text:s/></text:p>
          </table:table-cell>
          <table:table-cell office:value-type="float" office:value="128996.54" table:style-name="ce17">
            <text:p>128.9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512378.060000002" table:style-name="ce17">
            <text:p>50.512.378<text:s/></text:p>
          </table:table-cell>
          <table:table-cell office:value-type="float" office:value="1105868332.0699999" table:style-name="ce17">
            <text:p>1.105.868.332<text:s/></text:p>
          </table:table-cell>
          <table:table-cell office:value-type="float" office:value="41427.269999999997" table:style-name="ce17">
            <text:p>41.427<text:s/></text:p>
          </table:table-cell>
          <table:table-cell office:value-type="float" office:value="415730.85" table:style-name="ce17">
            <text:p>415.731<text:s/></text:p>
          </table:table-cell>
          <table:table-cell office:value-type="float" office:value="1457.72" table:style-name="ce17">
            <text:p>1.458<text:s/></text:p>
          </table:table-cell>
          <table:table-cell office:value-type="float" office:value="49282433.780000001" table:style-name="ce17">
            <text:p>49.282.434<text:s/></text:p>
          </table:table-cell>
          <table:table-cell office:value-type="float" office:value="1601981.27" table:style-name="ce17">
            <text:p>1.601.981<text:s/></text:p>
          </table:table-cell>
          <table:table-cell office:value-type="float" office:value="3077559.09" table:style-name="ce17">
            <text:p>3.077.559<text:s/></text:p>
          </table:table-cell>
          <table:table-cell office:value-type="float" office:value="1151441750.3199999" table:style-name="ce17">
            <text:p>1.151.441.750<text:s/></text:p>
          </table:table-cell>
          <table:table-cell office:value-type="float" office:value="30800.79" table:style-name="ce17">
            <text:p>30.801<text:s/></text:p>
          </table:table-cell>
          <table:table-cell office:value-type="float" office:value="2564069021.2599993" table:style-name="ce18">
            <text:p>2.564.069.0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958598.7599999998" table:style-name="ce17">
            <text:p>5.958.599<text:s/></text:p>
          </table:table-cell>
          <table:table-cell office:value-type="float" office:value="15632825.030000001" table:style-name="ce17">
            <text:p>15.632.825<text:s/></text:p>
          </table:table-cell>
          <table:table-cell office:value-type="float" office:value="114567893.81" table:style-name="ce17">
            <text:p>114.567.894<text:s/></text:p>
          </table:table-cell>
          <table:table-cell office:value-type="float" office:value="3066614.44" table:style-name="ce17">
            <text:p>3.066.614<text:s/></text:p>
          </table:table-cell>
          <table:table-cell office:value-type="float" office:value="126992292.02" table:style-name="ce17">
            <text:p>126.992.292<text:s/></text:p>
          </table:table-cell>
          <table:table-cell office:value-type="float" office:value="79047603.5" table:style-name="ce17">
            <text:p>79.047.604<text:s/></text:p>
          </table:table-cell>
          <table:table-cell office:value-type="float" office:value="309569532.49000001" table:style-name="ce17">
            <text:p>309.569.532<text:s/></text:p>
          </table:table-cell>
          <table:table-cell office:value-type="float" office:value="87200485.310000002" table:style-name="ce17">
            <text:p>87.200.485<text:s/></text:p>
          </table:table-cell>
          <table:table-cell office:value-type="float" office:value="164399419.14000002" table:style-name="ce17">
            <text:p>164.399.419<text:s/></text:p>
          </table:table-cell>
          <table:table-cell office:value-type="float" office:value="33273996.690000001" table:style-name="ce17">
            <text:p>33.273.997<text:s/></text:p>
          </table:table-cell>
          <table:table-cell office:value-type="float" office:value="543467209.96000004" table:style-name="ce17">
            <text:p>543.467.210<text:s/></text:p>
          </table:table-cell>
          <table:table-cell office:value-type="float" office:value="57344270.689999998" table:style-name="ce17">
            <text:p>57.344.271<text:s/></text:p>
          </table:table-cell>
          <table:table-cell office:value-type="float" office:value="91604187.310000017" table:style-name="ce17">
            <text:p>91.604.187<text:s/></text:p>
          </table:table-cell>
          <table:table-cell office:value-type="float" office:value="61506272.109999999" table:style-name="ce17">
            <text:p>61.506.272<text:s/></text:p>
          </table:table-cell>
          <table:table-cell office:value-type="float" office:value="25099552.239999998" table:style-name="ce17">
            <text:p>25.099.552<text:s/></text:p>
          </table:table-cell>
          <table:table-cell office:value-type="float" office:value="131518618.29000001" table:style-name="ce17">
            <text:p>131.518.618<text:s/></text:p>
          </table:table-cell>
          <table:table-cell office:value-type="float" office:value="20858222.289999999" table:style-name="ce17">
            <text:p>20.858.222<text:s/></text:p>
          </table:table-cell>
          <table:table-cell office:value-type="float" office:value="410872273.94" table:style-name="ce17">
            <text:p>410.872.274<text:s/></text:p>
          </table:table-cell>
          <table:table-cell office:value-type="float" office:value="1532823957.2900002" table:style-name="ce17">
            <text:p>1.532.823.957<text:s/></text:p>
          </table:table-cell>
          <table:table-cell office:value-type="float" office:value="29502464.640000004" table:style-name="ce17">
            <text:p>29.502.465<text:s/></text:p>
          </table:table-cell>
          <table:table-cell office:value-type="float" office:value="38953866.660000004" table:style-name="ce17">
            <text:p>38.953.867<text:s/></text:p>
          </table:table-cell>
          <table:table-cell office:value-type="float" office:value="6410163.5800000001" table:style-name="ce17">
            <text:p>6.410.164<text:s/></text:p>
          </table:table-cell>
          <table:table-cell office:value-type="float" office:value="322124555.45999998" table:style-name="ce17">
            <text:p>322.124.555<text:s/></text:p>
          </table:table-cell>
          <table:table-cell office:value-type="float" office:value="322291507.86000007" table:style-name="ce17">
            <text:p>322.291.508<text:s/></text:p>
          </table:table-cell>
          <table:table-cell office:value-type="float" office:value="20115256.73" table:style-name="ce17">
            <text:p>20.115.257<text:s/></text:p>
          </table:table-cell>
          <table:table-cell office:value-type="float" office:value="3402304975.8599997" table:style-name="ce17">
            <text:p>3.402.304.976<text:s/></text:p>
          </table:table-cell>
          <table:table-cell office:value-type="float" office:value="11717082.68" table:style-name="ce17">
            <text:p>11.717.083<text:s/></text:p>
          </table:table-cell>
          <table:table-cell office:value-type="float" office:value="7968223698.7799997" table:style-name="ce18">
            <text:p>7.968.223.6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431978.9199999999" table:style-name="ce17">
            <text:p>9.431.979<text:s/></text:p>
          </table:table-cell>
          <table:table-cell office:value-type="float" office:value="39616475.390000001" table:style-name="ce17">
            <text:p>39.616.475<text:s/></text:p>
          </table:table-cell>
          <table:table-cell office:value-type="float" office:value="119528083.05" table:style-name="ce17">
            <text:p>119.528.083<text:s/></text:p>
          </table:table-cell>
          <table:table-cell office:value-type="float" office:value="5525237.9900000002" table:style-name="ce17">
            <text:p>5.525.238<text:s/></text:p>
          </table:table-cell>
          <table:table-cell office:value-type="float" office:value="171697865.41999999" table:style-name="ce17">
            <text:p>171.697.865<text:s/></text:p>
          </table:table-cell>
          <table:table-cell office:value-type="float" office:value="184067125.81" table:style-name="ce17">
            <text:p>184.067.126<text:s/></text:p>
          </table:table-cell>
          <table:table-cell office:value-type="float" office:value="3692602825.1500001" table:style-name="ce17">
            <text:p>3.692.602.825<text:s/></text:p>
          </table:table-cell>
          <table:table-cell office:value-type="float" office:value="117140277.83" table:style-name="ce17">
            <text:p>117.140.278<text:s/></text:p>
          </table:table-cell>
          <table:table-cell office:value-type="float" office:value="137238957.91999999" table:style-name="ce17">
            <text:p>137.238.958<text:s/></text:p>
          </table:table-cell>
          <table:table-cell office:value-type="float" office:value="43025699.950000003" table:style-name="ce17">
            <text:p>43.025.700<text:s/></text:p>
          </table:table-cell>
          <table:table-cell office:value-type="float" office:value="549048844.80999994" table:style-name="ce17">
            <text:p>549.048.845<text:s/></text:p>
          </table:table-cell>
          <table:table-cell office:value-type="float" office:value="59502084.280000001" table:style-name="ce17">
            <text:p>59.502.084<text:s/></text:p>
          </table:table-cell>
          <table:table-cell office:value-type="float" office:value="87107684.390000001" table:style-name="ce17">
            <text:p>87.107.684<text:s/></text:p>
          </table:table-cell>
          <table:table-cell office:value-type="float" office:value="84232035.590000004" table:style-name="ce17">
            <text:p>84.232.036<text:s/></text:p>
          </table:table-cell>
          <table:table-cell office:value-type="float" office:value="57447660.240000002" table:style-name="ce17">
            <text:p>57.447.660<text:s/></text:p>
          </table:table-cell>
          <table:table-cell office:value-type="float" office:value="163082682.58000001" table:style-name="ce17">
            <text:p>163.082.683<text:s/></text:p>
          </table:table-cell>
          <table:table-cell office:value-type="float" office:value="27221567.859999999" table:style-name="ce17">
            <text:p>27.221.568<text:s/></text:p>
          </table:table-cell>
          <table:table-cell office:value-type="float" office:value="491115840.41000003" table:style-name="ce17">
            <text:p>491.115.840<text:s/></text:p>
          </table:table-cell>
          <table:table-cell office:value-type="float" office:value="2633928165.3400002" table:style-name="ce17">
            <text:p>2.633.928.165<text:s/></text:p>
          </table:table-cell>
          <table:table-cell office:value-type="float" office:value="50632197.640000001" table:style-name="ce17">
            <text:p>50.632.198<text:s/></text:p>
          </table:table-cell>
          <table:table-cell office:value-type="float" office:value="21975189.960000001" table:style-name="ce17">
            <text:p>21.975.190<text:s/></text:p>
          </table:table-cell>
          <table:table-cell office:value-type="float" office:value="7940968.1500000004" table:style-name="ce17">
            <text:p>7.940.968<text:s/></text:p>
          </table:table-cell>
          <table:table-cell office:value-type="float" office:value="610777401.79999995" table:style-name="ce17">
            <text:p>610.777.402<text:s/></text:p>
          </table:table-cell>
          <table:table-cell office:value-type="float" office:value="265793073.02000001" table:style-name="ce17">
            <text:p>265.793.073<text:s/></text:p>
          </table:table-cell>
          <table:table-cell office:value-type="float" office:value="43518647.130000003" table:style-name="ce17">
            <text:p>43.518.647<text:s/></text:p>
          </table:table-cell>
          <table:table-cell office:value-type="float" office:value="8466268513.0799999" table:style-name="ce17">
            <text:p>8.466.268.513<text:s/></text:p>
          </table:table-cell>
          <table:table-cell office:value-type="float" office:value="14058955.640000001" table:style-name="ce17">
            <text:p>14.058.956<text:s/></text:p>
          </table:table-cell>
          <table:table-cell office:value-type="float" office:value="18153526039.349998" table:style-name="ce18">
            <text:p>18.153.526.0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893133.0899999999" table:style-name="ce17">
            <text:p>7.893.133<text:s/></text:p>
          </table:table-cell>
          <table:table-cell office:value-type="float" office:value="33563737.960000001" table:style-name="ce17">
            <text:p>33.563.738<text:s/></text:p>
          </table:table-cell>
          <table:table-cell office:value-type="float" office:value="75147029.109999999" table:style-name="ce17">
            <text:p>75.147.029<text:s/></text:p>
          </table:table-cell>
          <table:table-cell office:value-type="float" office:value="5068631.6399999997" table:style-name="ce17">
            <text:p>5.068.632<text:s/></text:p>
          </table:table-cell>
          <table:table-cell office:value-type="float" office:value="132695465.63" table:style-name="ce17">
            <text:p>132.695.466<text:s/></text:p>
          </table:table-cell>
          <table:table-cell office:value-type="float" office:value="135194184.5" table:style-name="ce17">
            <text:p>135.194.185<text:s/></text:p>
          </table:table-cell>
          <table:table-cell office:value-type="float" office:value="2995067920.29" table:style-name="ce17">
            <text:p>2.995.067.920<text:s/></text:p>
          </table:table-cell>
          <table:table-cell office:value-type="float" office:value="79025248.189999998" table:style-name="ce17">
            <text:p>79.025.248<text:s/></text:p>
          </table:table-cell>
          <table:table-cell office:value-type="float" office:value="116784746.27" table:style-name="ce17">
            <text:p>116.784.746<text:s/></text:p>
          </table:table-cell>
          <table:table-cell office:value-type="float" office:value="38000438.869999997" table:style-name="ce17">
            <text:p>38.000.439<text:s/></text:p>
          </table:table-cell>
          <table:table-cell office:value-type="float" office:value="419982929.63" table:style-name="ce17">
            <text:p>419.982.930<text:s/></text:p>
          </table:table-cell>
          <table:table-cell office:value-type="float" office:value="48049877.479999997" table:style-name="ce17">
            <text:p>48.049.877<text:s/></text:p>
          </table:table-cell>
          <table:table-cell office:value-type="float" office:value="70697717.25" table:style-name="ce17">
            <text:p>70.697.717<text:s/></text:p>
          </table:table-cell>
          <table:table-cell office:value-type="float" office:value="71611112.209999993" table:style-name="ce17">
            <text:p>71.611.112<text:s/></text:p>
          </table:table-cell>
          <table:table-cell office:value-type="float" office:value="53388700.890000001" table:style-name="ce17">
            <text:p>53.388.701<text:s/></text:p>
          </table:table-cell>
          <table:table-cell office:value-type="float" office:value="134028474.43000001" table:style-name="ce17">
            <text:p>134.028.474<text:s/></text:p>
          </table:table-cell>
          <table:table-cell office:value-type="float" office:value="23697136.91" table:style-name="ce17">
            <text:p>23.697.137<text:s/></text:p>
          </table:table-cell>
          <table:table-cell office:value-type="float" office:value="350243856.56" table:style-name="ce17">
            <text:p>350.243.857<text:s/></text:p>
          </table:table-cell>
          <table:table-cell office:value-type="float" office:value="1416037752.1400001" table:style-name="ce17">
            <text:p>1.416.037.752<text:s/></text:p>
          </table:table-cell>
          <table:table-cell office:value-type="float" office:value="45973195.299999997" table:style-name="ce17">
            <text:p>45.973.195<text:s/></text:p>
          </table:table-cell>
          <table:table-cell office:value-type="float" office:value="19345387.219999999" table:style-name="ce17">
            <text:p>19.345.387<text:s/></text:p>
          </table:table-cell>
          <table:table-cell office:value-type="float" office:value="7247653.5099999998" table:style-name="ce17">
            <text:p>7.247.654<text:s/></text:p>
          </table:table-cell>
          <table:table-cell office:value-type="float" office:value="437594053.27999997" table:style-name="ce17">
            <text:p>437.594.053<text:s/></text:p>
          </table:table-cell>
          <table:table-cell office:value-type="float" office:value="198122816.63" table:style-name="ce17">
            <text:p>198.122.817<text:s/></text:p>
          </table:table-cell>
          <table:table-cell office:value-type="float" office:value="26135007.940000001" table:style-name="ce17">
            <text:p>26.135.008<text:s/></text:p>
          </table:table-cell>
          <table:table-cell office:value-type="float" office:value="4187154353.8099999" table:style-name="ce17">
            <text:p>4.187.154.354<text:s/></text:p>
          </table:table-cell>
          <table:table-cell office:value-type="float" office:value="11785180.300000001" table:style-name="ce17">
            <text:p>11.785.180<text:s/></text:p>
          </table:table-cell>
          <table:table-cell office:value-type="float" office:value="11139535741.039999" table:style-name="ce18">
            <text:p>11.139.535.7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44870.56000000006" table:style-name="ce17">
            <text:p>544.871<text:s/></text:p>
          </table:table-cell>
          <table:table-cell office:value-type="float" office:value="3244691.4" table:style-name="ce17">
            <text:p>3.244.691<text:s/></text:p>
          </table:table-cell>
          <table:table-cell office:value-type="float" office:value="10264591.359999999" table:style-name="ce17">
            <text:p>10.264.591<text:s/></text:p>
          </table:table-cell>
          <table:table-cell office:value-type="float" office:value="100425.52" table:style-name="ce17">
            <text:p>100.426<text:s/></text:p>
          </table:table-cell>
          <table:table-cell office:value-type="float" office:value="14003225.859999999" table:style-name="ce17">
            <text:p>14.003.226<text:s/></text:p>
          </table:table-cell>
          <table:table-cell office:value-type="float" office:value="14147324.6" table:style-name="ce17">
            <text:p>14.147.325<text:s/></text:p>
          </table:table-cell>
          <table:table-cell office:value-type="float" office:value="310145465.57999998" table:style-name="ce17">
            <text:p>310.145.466<text:s/></text:p>
          </table:table-cell>
          <table:table-cell office:value-type="float" office:value="10765012.42" table:style-name="ce17">
            <text:p>10.765.012<text:s/></text:p>
          </table:table-cell>
          <table:table-cell office:value-type="float" office:value="9522882.8900000006" table:style-name="ce17">
            <text:p>9.522.883<text:s/></text:p>
          </table:table-cell>
          <table:table-cell office:value-type="float" office:value="1140872.7" table:style-name="ce17">
            <text:p>1.140.873<text:s/></text:p>
          </table:table-cell>
          <table:table-cell office:value-type="float" office:value="63022441.729999997" table:style-name="ce17">
            <text:p>63.022.442<text:s/></text:p>
          </table:table-cell>
          <table:table-cell office:value-type="float" office:value="4462079.72" table:style-name="ce17">
            <text:p>4.462.080<text:s/></text:p>
          </table:table-cell>
          <table:table-cell office:value-type="float" office:value="6871901.0199999996" table:style-name="ce17">
            <text:p>6.871.901<text:s/></text:p>
          </table:table-cell>
          <table:table-cell office:value-type="float" office:value="5538723.4100000001" table:style-name="ce17">
            <text:p>5.538.723<text:s/></text:p>
          </table:table-cell>
          <table:table-cell office:value-type="float" office:value="1930029.09" table:style-name="ce17">
            <text:p>1.930.029<text:s/></text:p>
          </table:table-cell>
          <table:table-cell office:value-type="float" office:value="14571578.43" table:style-name="ce17">
            <text:p>14.571.578<text:s/></text:p>
          </table:table-cell>
          <table:table-cell office:value-type="float" office:value="1472978.67" table:style-name="ce17">
            <text:p>1.472.979<text:s/></text:p>
          </table:table-cell>
          <table:table-cell office:value-type="float" office:value="48820262.130000003" table:style-name="ce17">
            <text:p>48.820.262<text:s/></text:p>
          </table:table-cell>
          <table:table-cell office:value-type="float" office:value="662216255.90999997" table:style-name="ce17">
            <text:p>662.216.256<text:s/></text:p>
          </table:table-cell>
          <table:table-cell office:value-type="float" office:value="1821807.48" table:style-name="ce17">
            <text:p>1.821.807<text:s/></text:p>
          </table:table-cell>
          <table:table-cell office:value-type="float" office:value="1481204.81" table:style-name="ce17">
            <text:p>1.481.205<text:s/></text:p>
          </table:table-cell>
          <table:table-cell office:value-type="float" office:value="274340.12" table:style-name="ce17">
            <text:p>274.340<text:s/></text:p>
          </table:table-cell>
          <table:table-cell office:value-type="float" office:value="84286964.560000002" table:style-name="ce17">
            <text:p>84.286.965<text:s/></text:p>
          </table:table-cell>
          <table:table-cell office:value-type="float" office:value="34629081.149999999" table:style-name="ce17">
            <text:p>34.629.081<text:s/></text:p>
          </table:table-cell>
          <table:table-cell office:value-type="float" office:value="1565321.88" table:style-name="ce17">
            <text:p>1.565.322<text:s/></text:p>
          </table:table-cell>
          <table:table-cell office:value-type="float" office:value="1853176323.01" table:style-name="ce17">
            <text:p>1.853.176.323<text:s/></text:p>
          </table:table-cell>
          <table:table-cell office:value-type="float" office:value="355278.2" table:style-name="ce17">
            <text:p>355.278<text:s/></text:p>
          </table:table-cell>
          <table:table-cell office:value-type="float" office:value="3160375934.21" table:style-name="ce18">
            <text:p>3.160.375.9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36978.85" table:style-name="ce17">
            <text:p>136.979<text:s/></text:p>
          </table:table-cell>
          <table:table-cell office:value-type="float" office:value="197502.26" table:style-name="ce17">
            <text:p>197.502<text:s/></text:p>
          </table:table-cell>
          <table:table-cell office:value-type="float" office:value="28875936.129999999" table:style-name="ce17">
            <text:p>28.875.936<text:s/></text:p>
          </table:table-cell>
          <table:table-cell office:value-type="float" office:value="111632.83" table:style-name="ce17">
            <text:p>111.633<text:s/></text:p>
          </table:table-cell>
          <table:table-cell office:value-type="float" office:value="13197424.220000001" table:style-name="ce17">
            <text:p>13.197.424<text:s/></text:p>
          </table:table-cell>
          <table:table-cell office:value-type="float" office:value="23456014.739999998" table:style-name="ce17">
            <text:p>23.456.015<text:s/></text:p>
          </table:table-cell>
          <table:table-cell office:value-type="float" office:value="161112212.48000002" table:style-name="ce17">
            <text:p>161.112.212<text:s/></text:p>
          </table:table-cell>
          <table:table-cell office:value-type="float" office:value="19222061.359999999" table:style-name="ce17">
            <text:p>19.222.061<text:s/></text:p>
          </table:table-cell>
          <table:table-cell office:value-type="float" office:value="4200352.7" table:style-name="ce17">
            <text:p>4.200.353<text:s/></text:p>
          </table:table-cell>
          <table:table-cell office:value-type="float" office:value="793961.43" table:style-name="ce17">
            <text:p>793.961<text:s/></text:p>
          </table:table-cell>
          <table:table-cell office:value-type="float" office:value="33149286.510000002" table:style-name="ce17">
            <text:p>33.149.287<text:s/></text:p>
          </table:table-cell>
          <table:table-cell office:value-type="float" office:value="4450582.5199999996" table:style-name="ce17">
            <text:p>4.450.583<text:s/></text:p>
          </table:table-cell>
          <table:table-cell office:value-type="float" office:value="5552355.0800000001" table:style-name="ce17">
            <text:p>5.552.355<text:s/></text:p>
          </table:table-cell>
          <table:table-cell office:value-type="float" office:value="3287898.35" table:style-name="ce17">
            <text:p>3.287.898<text:s/></text:p>
          </table:table-cell>
          <table:table-cell office:value-type="float" office:value="462341.06" table:style-name="ce17">
            <text:p>462.341<text:s/></text:p>
          </table:table-cell>
          <table:table-cell office:value-type="float" office:value="5783655.7599999998" table:style-name="ce17">
            <text:p>5.783.656<text:s/></text:p>
          </table:table-cell>
          <table:table-cell office:value-type="float" office:value="251823.62" table:style-name="ce17">
            <text:p>251.824<text:s/></text:p>
          </table:table-cell>
          <table:table-cell office:value-type="float" office:value="68620829.640000001" table:style-name="ce17">
            <text:p>68.620.830<text:s/></text:p>
          </table:table-cell>
          <table:table-cell office:value-type="float" office:value="464870483.35000002" table:style-name="ce17">
            <text:p>464.870.483<text:s/></text:p>
          </table:table-cell>
          <table:table-cell office:value-type="float" office:value="891278.09" table:style-name="ce17">
            <text:p>891.278<text:s/></text:p>
          </table:table-cell>
          <table:table-cell office:value-type="float" office:value="90561.16" table:style-name="ce17">
            <text:p>90.561<text:s/></text:p>
          </table:table-cell>
          <table:table-cell office:value-type="float" office:value="23829.88" table:style-name="ce17">
            <text:p>23.830<text:s/></text:p>
          </table:table-cell>
          <table:table-cell office:value-type="float" office:value="56175280.020000003" table:style-name="ce17">
            <text:p>56.175.280<text:s/></text:p>
          </table:table-cell>
          <table:table-cell office:value-type="float" office:value="15433124.300000001" table:style-name="ce17">
            <text:p>15.433.124<text:s/></text:p>
          </table:table-cell>
          <table:table-cell office:value-type="float" office:value="13782697.76" table:style-name="ce17">
            <text:p>13.782.698<text:s/></text:p>
          </table:table-cell>
          <table:table-cell office:value-type="float" office:value="1944159231.6199999" table:style-name="ce17">
            <text:p>1.944.159.232<text:s/></text:p>
          </table:table-cell>
          <table:table-cell office:value-type="float" office:value="845024.79" table:style-name="ce17">
            <text:p>845.025<text:s/></text:p>
          </table:table-cell>
          <table:table-cell office:value-type="float" office:value="2869134360.5099998" table:style-name="ce18">
            <text:p>2.869.134.3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56996.42" table:style-name="ce17">
            <text:p>856.996<text:s/></text:p>
          </table:table-cell>
          <table:table-cell office:value-type="float" office:value="2610543.7699999996" table:style-name="ce17">
            <text:p>2.610.544<text:s/></text:p>
          </table:table-cell>
          <table:table-cell office:value-type="float" office:value="5240526.45" table:style-name="ce17">
            <text:p>5.240.526<text:s/></text:p>
          </table:table-cell>
          <table:table-cell office:value-type="float" office:value="244547.99999999997" table:style-name="ce17">
            <text:p>244.548<text:s/></text:p>
          </table:table-cell>
          <table:table-cell office:value-type="float" office:value="11801749.709999999" table:style-name="ce17">
            <text:p>11.801.750<text:s/></text:p>
          </table:table-cell>
          <table:table-cell office:value-type="float" office:value="11269601.969999999" table:style-name="ce17">
            <text:p>11.269.602<text:s/></text:p>
          </table:table-cell>
          <table:table-cell office:value-type="float" office:value="226277226.79999998" table:style-name="ce17">
            <text:p>226.277.227<text:s/></text:p>
          </table:table-cell>
          <table:table-cell office:value-type="float" office:value="8127955.8600000003" table:style-name="ce17">
            <text:p>8.127.956<text:s/></text:p>
          </table:table-cell>
          <table:table-cell office:value-type="float" office:value="6730976.0600000005" table:style-name="ce17">
            <text:p>6.730.976<text:s/></text:p>
          </table:table-cell>
          <table:table-cell office:value-type="float" office:value="3090426.9499999997" table:style-name="ce17">
            <text:p>3.090.427<text:s/></text:p>
          </table:table-cell>
          <table:table-cell office:value-type="float" office:value="32894186.940000001" table:style-name="ce17">
            <text:p>32.894.187<text:s/></text:p>
          </table:table-cell>
          <table:table-cell office:value-type="float" office:value="2539544.56" table:style-name="ce17">
            <text:p>2.539.545<text:s/></text:p>
          </table:table-cell>
          <table:table-cell office:value-type="float" office:value="3985711.0400000005" table:style-name="ce17">
            <text:p>3.985.711<text:s/></text:p>
          </table:table-cell>
          <table:table-cell office:value-type="float" office:value="3794301.62" table:style-name="ce17">
            <text:p>3.794.302<text:s/></text:p>
          </table:table-cell>
          <table:table-cell office:value-type="float" office:value="1666589.2000000002" table:style-name="ce17">
            <text:p>1.666.589<text:s/></text:p>
          </table:table-cell>
          <table:table-cell office:value-type="float" office:value="8698973.959999999" table:style-name="ce17">
            <text:p>8.698.974<text:s/></text:p>
          </table:table-cell>
          <table:table-cell office:value-type="float" office:value="1799628.6600000001" table:style-name="ce17">
            <text:p>1.799.629<text:s/></text:p>
          </table:table-cell>
          <table:table-cell office:value-type="float" office:value="23430892.079999998" table:style-name="ce17">
            <text:p>23.430.892<text:s/></text:p>
          </table:table-cell>
          <table:table-cell office:value-type="float" office:value="90803673.940000013" table:style-name="ce17">
            <text:p>90.803.674<text:s/></text:p>
          </table:table-cell>
          <table:table-cell office:value-type="float" office:value="1945916.77" table:style-name="ce17">
            <text:p>1.945.917<text:s/></text:p>
          </table:table-cell>
          <table:table-cell office:value-type="float" office:value="1058036.77" table:style-name="ce17">
            <text:p>1.058.037<text:s/></text:p>
          </table:table-cell>
          <table:table-cell office:value-type="float" office:value="395144.64" table:style-name="ce17">
            <text:p>395.145<text:s/></text:p>
          </table:table-cell>
          <table:table-cell office:value-type="float" office:value="32721103.940000001" table:style-name="ce17">
            <text:p>32.721.104<text:s/></text:p>
          </table:table-cell>
          <table:table-cell office:value-type="float" office:value="17608050.939999998" table:style-name="ce17">
            <text:p>17.608.051<text:s/></text:p>
          </table:table-cell>
          <table:table-cell office:value-type="float" office:value="2035619.5499999998" table:style-name="ce17">
            <text:p>2.035.620<text:s/></text:p>
          </table:table-cell>
          <table:table-cell office:value-type="float" office:value="481778604.63999999" table:style-name="ce17">
            <text:p>481.778.605<text:s/></text:p>
          </table:table-cell>
          <table:table-cell office:value-type="float" office:value="1073472.3500000001" table:style-name="ce17">
            <text:p>1.073.472<text:s/></text:p>
          </table:table-cell>
          <table:table-cell office:value-type="float" office:value="984480003.58999991" table:style-name="ce18">
            <text:p>984.480.0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98748.05" table:style-name="ce17">
            <text:p>498.748<text:s/></text:p>
          </table:table-cell>
          <table:table-cell office:value-type="float" office:value="934836.05" table:style-name="ce17">
            <text:p>934.836<text:s/></text:p>
          </table:table-cell>
          <table:table-cell office:value-type="float" office:value="3692163.97" table:style-name="ce17">
            <text:p>3.692.164<text:s/></text:p>
          </table:table-cell>
          <table:table-cell office:value-type="float" office:value="209309.64" table:style-name="ce17">
            <text:p>209.310<text:s/></text:p>
          </table:table-cell>
          <table:table-cell office:value-type="float" office:value="4566140.9800000004" table:style-name="ce17">
            <text:p>4.566.141<text:s/></text:p>
          </table:table-cell>
          <table:table-cell office:value-type="float" office:value="3603284.4" table:style-name="ce17">
            <text:p>3.603.284<text:s/></text:p>
          </table:table-cell>
          <table:table-cell office:value-type="float" office:value="517049989.25" table:style-name="ce17">
            <text:p>517.049.989<text:s/></text:p>
          </table:table-cell>
          <table:table-cell office:value-type="float" office:value="18481073.210000001" table:style-name="ce17">
            <text:p>18.481.073<text:s/></text:p>
          </table:table-cell>
          <table:table-cell office:value-type="float" office:value="11730518.01" table:style-name="ce17">
            <text:p>11.730.518<text:s/></text:p>
          </table:table-cell>
          <table:table-cell office:value-type="float" office:value="495525.01" table:style-name="ce17">
            <text:p>495.525<text:s/></text:p>
          </table:table-cell>
          <table:table-cell office:value-type="float" office:value="88719191.260000005" table:style-name="ce17">
            <text:p>88.719.191<text:s/></text:p>
          </table:table-cell>
          <table:table-cell office:value-type="float" office:value="6641188.3099999996" table:style-name="ce17">
            <text:p>6.641.188<text:s/></text:p>
          </table:table-cell>
          <table:table-cell office:value-type="float" office:value="15302119.039999999" table:style-name="ce17">
            <text:p>15.302.119<text:s/></text:p>
          </table:table-cell>
          <table:table-cell office:value-type="float" office:value="16964453.030000001" table:style-name="ce17">
            <text:p>16.964.453<text:s/></text:p>
          </table:table-cell>
          <table:table-cell office:value-type="float" office:value="1898234.5" table:style-name="ce17">
            <text:p>1.898.235<text:s/></text:p>
          </table:table-cell>
          <table:table-cell office:value-type="float" office:value="3765684.97" table:style-name="ce17">
            <text:p>3.765.685<text:s/></text:p>
          </table:table-cell>
          <table:table-cell office:value-type="float" office:value="211369.25" table:style-name="ce17">
            <text:p>211.369<text:s/></text:p>
          </table:table-cell>
          <table:table-cell office:value-type="float" office:value="80289929.25" table:style-name="ce17">
            <text:p>80.289.929<text:s/></text:p>
          </table:table-cell>
          <table:table-cell office:value-type="float" office:value="112122000.84" table:style-name="ce17">
            <text:p>112.122.001<text:s/></text:p>
          </table:table-cell>
          <table:table-cell office:value-type="float" office:value="1147351.18" table:style-name="ce17">
            <text:p>1.147.351<text:s/></text:p>
          </table:table-cell>
          <table:table-cell office:value-type="float" office:value="7513984.5899999999" table:style-name="ce17">
            <text:p>7.513.985<text:s/></text:p>
          </table:table-cell>
          <table:table-cell office:value-type="float" office:value="38915.699999999997" table:style-name="ce17">
            <text:p>38.916<text:s/></text:p>
          </table:table-cell>
          <table:table-cell office:value-type="float" office:value="96360840.920000002" table:style-name="ce17">
            <text:p>96.360.841<text:s/></text:p>
          </table:table-cell>
          <table:table-cell office:value-type="float" office:value="34509839.590000004" table:style-name="ce17">
            <text:p>34.509.840<text:s/></text:p>
          </table:table-cell>
          <table:table-cell office:value-type="float" office:value="4217031.96" table:style-name="ce17">
            <text:p>4.217.032<text:s/></text:p>
          </table:table-cell>
          <table:table-cell office:value-type="float" office:value="2349041179.1599998" table:style-name="ce17">
            <text:p>2.349.041.179<text:s/></text:p>
          </table:table-cell>
          <table:table-cell office:value-type="float" office:value="209527.49" table:style-name="ce17">
            <text:p>209.527<text:s/></text:p>
          </table:table-cell>
          <table:table-cell office:value-type="float" office:value="3380214429.6099997" table:style-name="ce18">
            <text:p>3.380.214.4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20152.54" table:style-name="ce17">
            <text:p>120.153<text:s/></text:p>
          </table:table-cell>
          <table:table-cell office:value-type="float" office:value="103355.38" table:style-name="ce17">
            <text:p>103.355<text:s/></text:p>
          </table:table-cell>
          <table:table-cell office:value-type="float" office:value="109262.46" table:style-name="ce17">
            <text:p>109.262<text:s/></text:p>
          </table:table-cell>
          <table:table-cell office:value-type="float" office:value="5333.39" table:style-name="ce17">
            <text:p>5.333<text:s/></text:p>
          </table:table-cell>
          <table:table-cell office:value-type="float" office:value="663649.51" table:style-name="ce17">
            <text:p>663.650<text:s/></text:p>
          </table:table-cell>
          <table:table-cell office:value-type="float" office:value="119041.94" table:style-name="ce17">
            <text:p>119.042<text:s/></text:p>
          </table:table-cell>
          <table:table-cell office:value-type="float" office:value="92468.23000000001" table:style-name="ce17">
            <text:p>92.468<text:s/></text:p>
          </table:table-cell>
          <table:table-cell office:value-type="float" office:value="74186.92" table:style-name="ce17">
            <text:p>74.187<text:s/></text:p>
          </table:table-cell>
          <table:table-cell office:value-type="float" office:value="1990377.15" table:style-name="ce17">
            <text:p>1.990.377<text:s/></text:p>
          </table:table-cell>
          <table:table-cell office:value-type="float" office:value="181866.57" table:style-name="ce17">
            <text:p>181.867<text:s/></text:p>
          </table:table-cell>
          <table:table-cell office:value-type="float" office:value="3242959.65" table:style-name="ce17">
            <text:p>3.242.960<text:s/></text:p>
          </table:table-cell>
          <table:table-cell office:value-type="float" office:value="3500353.61" table:style-name="ce17">
            <text:p>3.500.354<text:s/></text:p>
          </table:table-cell>
          <table:table-cell office:value-type="float" office:value="3730877.28" table:style-name="ce17">
            <text:p>3.730.877<text:s/></text:p>
          </table:table-cell>
          <table:table-cell office:value-type="float" office:value="434166.7" table:style-name="ce17">
            <text:p>434.167<text:s/></text:p>
          </table:table-cell>
          <table:table-cell office:value-type="float" office:value="67297.37" table:style-name="ce17">
            <text:p>67.297<text:s/></text:p>
          </table:table-cell>
          <table:table-cell office:value-type="float" office:value="99961.64" table:style-name="ce17">
            <text:p>99.962<text:s/></text:p>
          </table:table-cell>
          <table:table-cell office:value-type="float" office:value="453064.7" table:style-name="ce17">
            <text:p>453.065<text:s/></text:p>
          </table:table-cell>
          <table:table-cell office:value-type="float" office:value="1759536.86" table:style-name="ce17">
            <text:p>1.759.537<text:s/></text:p>
          </table:table-cell>
          <table:table-cell office:value-type="float" office:value="426956.76" table:style-name="ce17">
            <text:p>426.957<text:s/></text:p>
          </table:table-cell>
          <table:table-cell office:value-type="float" office:value="121236.3" table:style-name="ce17">
            <text:p>121.236<text:s/></text:p>
          </table:table-cell>
          <table:table-cell office:value-type="float" office:value="162957.63" table:style-name="ce17">
            <text:p>162.958<text:s/></text:p>
          </table:table-cell>
          <table:table-cell office:value-type="float" office:value="103118.65" table:style-name="ce17">
            <text:p>103.119<text:s/></text:p>
          </table:table-cell>
          <table:table-cell office:value-type="float" office:value="1343386.53" table:style-name="ce17">
            <text:p>1.343.387<text:s/></text:p>
          </table:table-cell>
          <table:table-cell office:value-type="float" office:value="435663.7" table:style-name="ce17">
            <text:p>435.664<text:s/></text:p>
          </table:table-cell>
          <table:table-cell office:value-type="float" office:value="53137.23" table:style-name="ce17">
            <text:p>53.137<text:s/></text:p>
          </table:table-cell>
          <table:table-cell office:value-type="float" office:value="3081868.91" table:style-name="ce17">
            <text:p>3.081.869<text:s/></text:p>
          </table:table-cell>
          <table:table-cell office:value-type="float" office:value="430911.32" table:style-name="ce17">
            <text:p>430.911<text:s/></text:p>
          </table:table-cell>
          <table:table-cell office:value-type="float" office:value="22907148.929999996" table:style-name="ce18">
            <text:p>22.907.1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951470.1600000001" table:style-name="ce17">
            <text:p>9.951.470<text:s/></text:p>
          </table:table-cell>
          <table:table-cell office:value-type="float" office:value="64202095.289999999" table:style-name="ce17">
            <text:p>64.202.095<text:s/></text:p>
          </table:table-cell>
          <table:table-cell office:value-type="float" office:value="317945287.25" table:style-name="ce17">
            <text:p>317.945.287<text:s/></text:p>
          </table:table-cell>
          <table:table-cell office:value-type="float" office:value="7156511.6900000004" table:style-name="ce17">
            <text:p>7.156.512<text:s/></text:p>
          </table:table-cell>
          <table:table-cell office:value-type="float" office:value="402433270.79000002" table:style-name="ce17">
            <text:p>402.433.271<text:s/></text:p>
          </table:table-cell>
          <table:table-cell office:value-type="float" office:value="328027859.56" table:style-name="ce17">
            <text:p>328.027.860<text:s/></text:p>
          </table:table-cell>
          <table:table-cell office:value-type="float" office:value="738732001.70000005" table:style-name="ce17">
            <text:p>738.732.002<text:s/></text:p>
          </table:table-cell>
          <table:table-cell office:value-type="float" office:value="301285807.31999999" table:style-name="ce17">
            <text:p>301.285.807<text:s/></text:p>
          </table:table-cell>
          <table:table-cell office:value-type="float" office:value="227110762.18000001" table:style-name="ce17">
            <text:p>227.110.762<text:s/></text:p>
          </table:table-cell>
          <table:table-cell office:value-type="float" office:value="197111157.94" table:style-name="ce17">
            <text:p>197.111.158<text:s/></text:p>
          </table:table-cell>
          <table:table-cell office:value-type="float" office:value="892807519.71000004" table:style-name="ce17">
            <text:p>892.807.520<text:s/></text:p>
          </table:table-cell>
          <table:table-cell office:value-type="float" office:value="82224543.120000005" table:style-name="ce17">
            <text:p>82.224.543<text:s/></text:p>
          </table:table-cell>
          <table:table-cell office:value-type="float" office:value="127803459.7" table:style-name="ce17">
            <text:p>127.803.460<text:s/></text:p>
          </table:table-cell>
          <table:table-cell office:value-type="float" office:value="130180238.2" table:style-name="ce17">
            <text:p>130.180.238<text:s/></text:p>
          </table:table-cell>
          <table:table-cell office:value-type="float" office:value="63833500.350000001" table:style-name="ce17">
            <text:p>63.833.500<text:s/></text:p>
          </table:table-cell>
          <table:table-cell office:value-type="float" office:value="438511611.62" table:style-name="ce17">
            <text:p>438.511.612<text:s/></text:p>
          </table:table-cell>
          <table:table-cell office:value-type="float" office:value="30564326.390000001" table:style-name="ce17">
            <text:p>30.564.326<text:s/></text:p>
          </table:table-cell>
          <table:table-cell office:value-type="float" office:value="1129839927.4100001" table:style-name="ce17">
            <text:p>1.129.839.927<text:s/></text:p>
          </table:table-cell>
          <table:table-cell office:value-type="float" office:value="2033798960.0599999" table:style-name="ce17">
            <text:p>2.033.798.960<text:s/></text:p>
          </table:table-cell>
          <table:table-cell office:value-type="float" office:value="65483939.32" table:style-name="ce17">
            <text:p>65.483.939<text:s/></text:p>
          </table:table-cell>
          <table:table-cell office:value-type="float" office:value="31786741.850000001" table:style-name="ce17">
            <text:p>31.786.742<text:s/></text:p>
          </table:table-cell>
          <table:table-cell office:value-type="float" office:value="10220984.34" table:style-name="ce17">
            <text:p>10.220.984<text:s/></text:p>
          </table:table-cell>
          <table:table-cell office:value-type="float" office:value="860577734.12" table:style-name="ce17">
            <text:p>860.577.734<text:s/></text:p>
          </table:table-cell>
          <table:table-cell office:value-type="float" office:value="1076716322.25" table:style-name="ce17">
            <text:p>1.076.716.322<text:s/></text:p>
          </table:table-cell>
          <table:table-cell office:value-type="float" office:value="37536488.100000001" table:style-name="ce17">
            <text:p>37.536.488<text:s/></text:p>
          </table:table-cell>
          <table:table-cell office:value-type="float" office:value="7189758400.8400002" table:style-name="ce17">
            <text:p>7.189.758.401<text:s/></text:p>
          </table:table-cell>
          <table:table-cell office:value-type="float" office:value="25068098.449999999" table:style-name="ce17">
            <text:p>25.068.098<text:s/></text:p>
          </table:table-cell>
          <table:table-cell office:value-type="float" office:value="16820669019.710001" table:style-name="ce18">
            <text:p>16.820.669.0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489.93" table:style-name="ce17">
            <text:p>15.490<text:s/></text:p>
          </table:table-cell>
          <table:table-cell office:value-type="float" office:value="58590.35" table:style-name="ce17">
            <text:p>58.590<text:s/></text:p>
          </table:table-cell>
          <table:table-cell office:value-type="float" office:value="260339.09" table:style-name="ce17">
            <text:p>260.339<text:s/></text:p>
          </table:table-cell>
          <table:table-cell office:value-type="float" office:value="7749.26" table:style-name="ce17">
            <text:p>7.749<text:s/></text:p>
          </table:table-cell>
          <table:table-cell office:value-type="float" office:value="523678.12" table:style-name="ce17">
            <text:p>523.678<text:s/></text:p>
          </table:table-cell>
          <table:table-cell office:value-type="float" office:value="24443880.859999999" table:style-name="ce17">
            <text:p>24.443.881<text:s/></text:p>
          </table:table-cell>
          <table:table-cell office:value-type="float" office:value="228186898.75" table:style-name="ce17">
            <text:p>228.186.899<text:s/></text:p>
          </table:table-cell>
          <table:table-cell office:value-type="float" office:value="5275855.22" table:style-name="ce17">
            <text:p>5.275.855<text:s/></text:p>
          </table:table-cell>
          <table:table-cell office:value-type="float" office:value="470096.98" table:style-name="ce17">
            <text:p>470.097<text:s/></text:p>
          </table:table-cell>
          <table:table-cell office:value-type="float" office:value="33398.239999999998" table:style-name="ce17">
            <text:p>33.398<text:s/></text:p>
          </table:table-cell>
          <table:table-cell office:value-type="float" office:value="34051583.439999998" table:style-name="ce17">
            <text:p>34.051.583<text:s/></text:p>
          </table:table-cell>
          <table:table-cell office:value-type="float" office:value="13244.52" table:style-name="ce17">
            <text:p>13.245<text:s/></text:p>
          </table:table-cell>
          <table:table-cell office:value-type="float" office:value="278368.83" table:style-name="ce17">
            <text:p>278.369<text:s/></text:p>
          </table:table-cell>
          <table:table-cell office:value-type="float" office:value="12177726.310000001" table:style-name="ce17">
            <text:p>12.177.726<text:s/></text:p>
          </table:table-cell>
          <table:table-cell office:value-type="float" office:value="23061" table:style-name="ce17">
            <text:p>23.061<text:s/></text:p>
          </table:table-cell>
          <table:table-cell office:value-type="float" office:value="1096149.83" table:style-name="ce17">
            <text:p>1.096.150<text:s/></text:p>
          </table:table-cell>
          <table:table-cell office:value-type="float" office:value="28904.01" table:style-name="ce17">
            <text:p>28.904<text:s/></text:p>
          </table:table-cell>
          <table:table-cell office:value-type="float" office:value="11875320.35" table:style-name="ce17">
            <text:p>11.875.320<text:s/></text:p>
          </table:table-cell>
          <table:table-cell office:value-type="float" office:value="176718809.13" table:style-name="ce17">
            <text:p>176.718.809<text:s/></text:p>
          </table:table-cell>
          <table:table-cell office:value-type="float" office:value="76440.81" table:style-name="ce17">
            <text:p>76.441<text:s/></text:p>
          </table:table-cell>
          <table:table-cell office:value-type="float" office:value="258290.15" table:style-name="ce17">
            <text:p>258.290<text:s/></text:p>
          </table:table-cell>
          <table:table-cell office:value-type="float" office:value="3667.89" table:style-name="ce17">
            <text:p>3.668<text:s/></text:p>
          </table:table-cell>
          <table:table-cell office:value-type="float" office:value="45484927.189999998" table:style-name="ce17">
            <text:p>45.484.927<text:s/></text:p>
          </table:table-cell>
          <table:table-cell office:value-type="float" office:value="1534783.68" table:style-name="ce17">
            <text:p>1.534.784<text:s/></text:p>
          </table:table-cell>
          <table:table-cell office:value-type="float" office:value="1986075.92" table:style-name="ce17">
            <text:p>1.986.076<text:s/></text:p>
          </table:table-cell>
          <table:table-cell office:value-type="float" office:value="638789998.77999997" table:style-name="ce17">
            <text:p>638.789.999<text:s/></text:p>
          </table:table-cell>
          <table:table-cell office:value-type="float" office:value="21729.93" table:style-name="ce17">
            <text:p>21.730<text:s/></text:p>
          </table:table-cell>
          <table:table-cell office:value-type="float" office:value="1183695058.5699999" table:style-name="ce18">
            <text:p>1.183.695.0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935980.2300000004" table:style-name="ce17">
            <text:p>9.935.980<text:s/></text:p>
          </table:table-cell>
          <table:table-cell office:value-type="float" office:value="64143504.940000005" table:style-name="ce17">
            <text:p>64.143.505<text:s/></text:p>
          </table:table-cell>
          <table:table-cell office:value-type="float" office:value="317684948.15999997" table:style-name="ce17">
            <text:p>317.684.948<text:s/></text:p>
          </table:table-cell>
          <table:table-cell office:value-type="float" office:value="7148762.4299999997" table:style-name="ce17">
            <text:p>7.148.762<text:s/></text:p>
          </table:table-cell>
          <table:table-cell office:value-type="float" office:value="401909592.67000002" table:style-name="ce17">
            <text:p>401.909.593<text:s/></text:p>
          </table:table-cell>
          <table:table-cell office:value-type="float" office:value="303583978.69999999" table:style-name="ce17">
            <text:p>303.583.979<text:s/></text:p>
          </table:table-cell>
          <table:table-cell office:value-type="float" office:value="510545102.95000005" table:style-name="ce17">
            <text:p>510.545.103<text:s/></text:p>
          </table:table-cell>
          <table:table-cell office:value-type="float" office:value="296009952.09999996" table:style-name="ce17">
            <text:p>296.009.952<text:s/></text:p>
          </table:table-cell>
          <table:table-cell office:value-type="float" office:value="226640665.19999999" table:style-name="ce17">
            <text:p>226.640.665<text:s/></text:p>
          </table:table-cell>
          <table:table-cell office:value-type="float" office:value="197077759.69999999" table:style-name="ce17">
            <text:p>197.077.760<text:s/></text:p>
          </table:table-cell>
          <table:table-cell office:value-type="float" office:value="858755936.26999998" table:style-name="ce17">
            <text:p>858.755.936<text:s/></text:p>
          </table:table-cell>
          <table:table-cell office:value-type="float" office:value="82211298.599999994" table:style-name="ce17">
            <text:p>82.211.299<text:s/></text:p>
          </table:table-cell>
          <table:table-cell office:value-type="float" office:value="127525090.87" table:style-name="ce17">
            <text:p>127.525.091<text:s/></text:p>
          </table:table-cell>
          <table:table-cell office:value-type="float" office:value="118002511.89" table:style-name="ce17">
            <text:p>118.002.512<text:s/></text:p>
          </table:table-cell>
          <table:table-cell office:value-type="float" office:value="63810439.350000001" table:style-name="ce17">
            <text:p>63.810.439<text:s/></text:p>
          </table:table-cell>
          <table:table-cell office:value-type="float" office:value="437415461.78999996" table:style-name="ce17">
            <text:p>437.415.462<text:s/></text:p>
          </table:table-cell>
          <table:table-cell office:value-type="float" office:value="30535422.379999999" table:style-name="ce17">
            <text:p>30.535.422<text:s/></text:p>
          </table:table-cell>
          <table:table-cell office:value-type="float" office:value="1117964607.0600002" table:style-name="ce17">
            <text:p>1.117.964.607<text:s/></text:p>
          </table:table-cell>
          <table:table-cell office:value-type="float" office:value="1857080150.9300001" table:style-name="ce17">
            <text:p>1.857.080.151<text:s/></text:p>
          </table:table-cell>
          <table:table-cell office:value-type="float" office:value="65407498.509999998" table:style-name="ce17">
            <text:p>65.407.499<text:s/></text:p>
          </table:table-cell>
          <table:table-cell office:value-type="float" office:value="31528451.699999999" table:style-name="ce17">
            <text:p>31.528.452<text:s/></text:p>
          </table:table-cell>
          <table:table-cell office:value-type="float" office:value="10217316.450000001" table:style-name="ce17">
            <text:p>10.217.316<text:s/></text:p>
          </table:table-cell>
          <table:table-cell office:value-type="float" office:value="815092806.93000007" table:style-name="ce17">
            <text:p>815.092.807<text:s/></text:p>
          </table:table-cell>
          <table:table-cell office:value-type="float" office:value="1075181538.5700002" table:style-name="ce17">
            <text:p>1.075.181.539<text:s/></text:p>
          </table:table-cell>
          <table:table-cell office:value-type="float" office:value="35550412.18" table:style-name="ce17">
            <text:p>35.550.412<text:s/></text:p>
          </table:table-cell>
          <table:table-cell office:value-type="float" office:value="6550968402.0600004" table:style-name="ce17">
            <text:p>6.550.968.402<text:s/></text:p>
          </table:table-cell>
          <table:table-cell office:value-type="float" office:value="25046368.52" table:style-name="ce17">
            <text:p>25.046.369<text:s/></text:p>
          </table:table-cell>
          <table:table-cell office:value-type="float" office:value="15636973961.140003" table:style-name="ce18">
            <text:p>15.636.973.9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474069.75" table:style-name="ce17">
            <text:p>4.474.070<text:s/></text:p>
          </table:table-cell>
          <table:table-cell office:value-type="float" office:value="19429860.059999999" table:style-name="ce17">
            <text:p>19.429.860<text:s/></text:p>
          </table:table-cell>
          <table:table-cell office:value-type="float" office:value="88737146.900000006" table:style-name="ce17">
            <text:p>88.737.147<text:s/></text:p>
          </table:table-cell>
          <table:table-cell office:value-type="float" office:value="4211193.9400000004" table:style-name="ce17">
            <text:p>4.211.194<text:s/></text:p>
          </table:table-cell>
          <table:table-cell office:value-type="float" office:value="126297173.62" table:style-name="ce17">
            <text:p>126.297.174<text:s/></text:p>
          </table:table-cell>
          <table:table-cell office:value-type="float" office:value="96155533.030000001" table:style-name="ce17">
            <text:p>96.155.533<text:s/></text:p>
          </table:table-cell>
          <table:table-cell office:value-type="float" office:value="485532108.85000002" table:style-name="ce17">
            <text:p>485.532.109<text:s/></text:p>
          </table:table-cell>
          <table:table-cell office:value-type="float" office:value="86491632.709999993" table:style-name="ce17">
            <text:p>86.491.633<text:s/></text:p>
          </table:table-cell>
          <table:table-cell office:value-type="float" office:value="86121117.849999994" table:style-name="ce17">
            <text:p>86.121.118<text:s/></text:p>
          </table:table-cell>
          <table:table-cell office:value-type="float" office:value="66096492.280000001" table:style-name="ce17">
            <text:p>66.096.492<text:s/></text:p>
          </table:table-cell>
          <table:table-cell office:value-type="float" office:value="295541676.47000003" table:style-name="ce17">
            <text:p>295.541.676<text:s/></text:p>
          </table:table-cell>
          <table:table-cell office:value-type="float" office:value="34985156.229999997" table:style-name="ce17">
            <text:p>34.985.156<text:s/></text:p>
          </table:table-cell>
          <table:table-cell office:value-type="float" office:value="49788751.560000002" table:style-name="ce17">
            <text:p>49.788.752<text:s/></text:p>
          </table:table-cell>
          <table:table-cell office:value-type="float" office:value="50649666.07" table:style-name="ce17">
            <text:p>50.649.666<text:s/></text:p>
          </table:table-cell>
          <table:table-cell office:value-type="float" office:value="23923591.190000001" table:style-name="ce17">
            <text:p>23.923.591<text:s/></text:p>
          </table:table-cell>
          <table:table-cell office:value-type="float" office:value="129346257.22" table:style-name="ce17">
            <text:p>129.346.257<text:s/></text:p>
          </table:table-cell>
          <table:table-cell office:value-type="float" office:value="10394715.51" table:style-name="ce17">
            <text:p>10.394.716<text:s/></text:p>
          </table:table-cell>
          <table:table-cell office:value-type="float" office:value="307819303.67000002" table:style-name="ce17">
            <text:p>307.819.304<text:s/></text:p>
          </table:table-cell>
          <table:table-cell office:value-type="float" office:value="543660840.38999999" table:style-name="ce17">
            <text:p>543.660.840<text:s/></text:p>
          </table:table-cell>
          <table:table-cell office:value-type="float" office:value="26057900.059999999" table:style-name="ce17">
            <text:p>26.057.900<text:s/></text:p>
          </table:table-cell>
          <table:table-cell office:value-type="float" office:value="14181583.970000001" table:style-name="ce17">
            <text:p>14.181.584<text:s/></text:p>
          </table:table-cell>
          <table:table-cell office:value-type="float" office:value="6263506.2400000002" table:style-name="ce17">
            <text:p>6.263.506<text:s/></text:p>
          </table:table-cell>
          <table:table-cell office:value-type="float" office:value="250255520.72999999" table:style-name="ce17">
            <text:p>250.255.521<text:s/></text:p>
          </table:table-cell>
          <table:table-cell office:value-type="float" office:value="277662513.61000001" table:style-name="ce17">
            <text:p>277.662.514<text:s/></text:p>
          </table:table-cell>
          <table:table-cell office:value-type="float" office:value="15935005.32" table:style-name="ce17">
            <text:p>15.935.005<text:s/></text:p>
          </table:table-cell>
          <table:table-cell office:value-type="float" office:value="1822333288.77" table:style-name="ce17">
            <text:p>1.822.333.289<text:s/></text:p>
          </table:table-cell>
          <table:table-cell office:value-type="float" office:value="12130937.869999999" table:style-name="ce17">
            <text:p>12.130.938<text:s/></text:p>
          </table:table-cell>
          <table:table-cell office:value-type="float" office:value="4934476543.8699999" table:style-name="ce18">
            <text:p>4.934.476.5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511.38" table:style-name="ce17">
            <text:p>2.511<text:s/></text:p>
          </table:table-cell>
          <table:table-cell office:value-type="float" office:value="9930.92" table:style-name="ce17">
            <text:p>9.931<text:s/></text:p>
          </table:table-cell>
          <table:table-cell office:value-type="float" office:value="42486.37" table:style-name="ce17">
            <text:p>42.486<text:s/></text:p>
          </table:table-cell>
          <table:table-cell office:value-type="float" office:value="1259.26" table:style-name="ce17">
            <text:p>1.259<text:s/></text:p>
          </table:table-cell>
          <table:table-cell office:value-type="float" office:value="84453.09" table:style-name="ce17">
            <text:p>84.453<text:s/></text:p>
          </table:table-cell>
          <table:table-cell office:value-type="float" office:value="4302697.87" table:style-name="ce17">
            <text:p>4.302.698<text:s/></text:p>
          </table:table-cell>
          <table:table-cell office:value-type="float" office:value="39842926.469999999" table:style-name="ce17">
            <text:p>39.842.926<text:s/></text:p>
          </table:table-cell>
          <table:table-cell office:value-type="float" office:value="883380.71" table:style-name="ce17">
            <text:p>883.381<text:s/></text:p>
          </table:table-cell>
          <table:table-cell office:value-type="float" office:value="75325.98" table:style-name="ce17">
            <text:p>75.326<text:s/></text:p>
          </table:table-cell>
          <table:table-cell office:value-type="float" office:value="5377.73" table:style-name="ce17">
            <text:p>5.378<text:s/></text:p>
          </table:table-cell>
          <table:table-cell office:value-type="float" office:value="5533129.1600000001" table:style-name="ce17">
            <text:p>5.533.129<text:s/></text:p>
          </table:table-cell>
          <table:table-cell office:value-type="float" office:value="2208.79" table:style-name="ce17">
            <text:p>2.209<text:s/></text:p>
          </table:table-cell>
          <table:table-cell office:value-type="float" office:value="46656.84" table:style-name="ce17">
            <text:p>46.657<text:s/></text:p>
          </table:table-cell>
          <table:table-cell office:value-type="float" office:value="1984164.57" table:style-name="ce17">
            <text:p>1.984.165<text:s/></text:p>
          </table:table-cell>
          <table:table-cell office:value-type="float" office:value="4376.8900000000003" table:style-name="ce17">
            <text:p>4.377<text:s/></text:p>
          </table:table-cell>
          <table:table-cell office:value-type="float" office:value="184199.99" table:style-name="ce17">
            <text:p>184.200<text:s/></text:p>
          </table:table-cell>
          <table:table-cell office:value-type="float" office:value="4911.93" table:style-name="ce17">
            <text:p>4.912<text:s/></text:p>
          </table:table-cell>
          <table:table-cell office:value-type="float" office:value="1928680.1" table:style-name="ce17">
            <text:p>1.928.680<text:s/></text:p>
          </table:table-cell>
          <table:table-cell office:value-type="float" office:value="28638317.809999999" table:style-name="ce17">
            <text:p>28.638.318<text:s/></text:p>
          </table:table-cell>
          <table:table-cell office:value-type="float" office:value="12776.42" table:style-name="ce17">
            <text:p>12.776<text:s/></text:p>
          </table:table-cell>
          <table:table-cell office:value-type="float" office:value="41224.29" table:style-name="ce17">
            <text:p>41.224<text:s/></text:p>
          </table:table-cell>
          <table:table-cell office:value-type="float" office:value="594.09" table:style-name="ce17">
            <text:p>594<text:s/></text:p>
          </table:table-cell>
          <table:table-cell office:value-type="float" office:value="7686223.7400000002" table:style-name="ce17">
            <text:p>7.686.224<text:s/></text:p>
          </table:table-cell>
          <table:table-cell office:value-type="float" office:value="264205.77" table:style-name="ce17">
            <text:p>264.206<text:s/></text:p>
          </table:table-cell>
          <table:table-cell office:value-type="float" office:value="331571.52" table:style-name="ce17">
            <text:p>331.572<text:s/></text:p>
          </table:table-cell>
          <table:table-cell office:value-type="float" office:value="104407997.03" table:style-name="ce17">
            <text:p>104.407.997<text:s/></text:p>
          </table:table-cell>
          <table:table-cell office:value-type="float" office:value="3769.79" table:style-name="ce17">
            <text:p>3.770<text:s/></text:p>
          </table:table-cell>
          <table:table-cell office:value-type="float" office:value="196325358.50999999" table:style-name="ce18">
            <text:p>196.325.3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471558.370000001" table:style-name="ce17">
            <text:p>4.471.558<text:s/></text:p>
          </table:table-cell>
          <table:table-cell office:value-type="float" office:value="19419929.140000001" table:style-name="ce17">
            <text:p>19.419.929<text:s/></text:p>
          </table:table-cell>
          <table:table-cell office:value-type="float" office:value="88694660.529999986" table:style-name="ce17">
            <text:p>88.694.661<text:s/></text:p>
          </table:table-cell>
          <table:table-cell office:value-type="float" office:value="4209934.68" table:style-name="ce17">
            <text:p>4.209.935<text:s/></text:p>
          </table:table-cell>
          <table:table-cell office:value-type="float" office:value="126212720.52999999" table:style-name="ce17">
            <text:p>126.212.721<text:s/></text:p>
          </table:table-cell>
          <table:table-cell office:value-type="float" office:value="91852835.159999996" table:style-name="ce17">
            <text:p>91.852.835<text:s/></text:p>
          </table:table-cell>
          <table:table-cell office:value-type="float" office:value="445689182.37999994" table:style-name="ce17">
            <text:p>445.689.182<text:s/></text:p>
          </table:table-cell>
          <table:table-cell office:value-type="float" office:value="85608252" table:style-name="ce17">
            <text:p>85.608.252<text:s/></text:p>
          </table:table-cell>
          <table:table-cell office:value-type="float" office:value="86045791.86999999" table:style-name="ce17">
            <text:p>86.045.792<text:s/></text:p>
          </table:table-cell>
          <table:table-cell office:value-type="float" office:value="66091114.550000004" table:style-name="ce17">
            <text:p>66.091.115<text:s/></text:p>
          </table:table-cell>
          <table:table-cell office:value-type="float" office:value="290008547.30999994" table:style-name="ce17">
            <text:p>290.008.547<text:s/></text:p>
          </table:table-cell>
          <table:table-cell office:value-type="float" office:value="34982947.439999998" table:style-name="ce17">
            <text:p>34.982.947<text:s/></text:p>
          </table:table-cell>
          <table:table-cell office:value-type="float" office:value="49742094.719999999" table:style-name="ce17">
            <text:p>49.742.095<text:s/></text:p>
          </table:table-cell>
          <table:table-cell office:value-type="float" office:value="48665501.5" table:style-name="ce17">
            <text:p>48.665.502<text:s/></text:p>
          </table:table-cell>
          <table:table-cell office:value-type="float" office:value="23919214.299999997" table:style-name="ce17">
            <text:p>23.919.214<text:s/></text:p>
          </table:table-cell>
          <table:table-cell office:value-type="float" office:value="129162057.22999999" table:style-name="ce17">
            <text:p>129.162.057<text:s/></text:p>
          </table:table-cell>
          <table:table-cell office:value-type="float" office:value="10389803.58" table:style-name="ce17">
            <text:p>10.389.804<text:s/></text:p>
          </table:table-cell>
          <table:table-cell office:value-type="float" office:value="305890623.56999993" table:style-name="ce17">
            <text:p>305.890.624<text:s/></text:p>
          </table:table-cell>
          <table:table-cell office:value-type="float" office:value="515022522.58000004" table:style-name="ce17">
            <text:p>515.022.523<text:s/></text:p>
          </table:table-cell>
          <table:table-cell office:value-type="float" office:value="26045123.639999997" table:style-name="ce17">
            <text:p>26.045.124<text:s/></text:p>
          </table:table-cell>
          <table:table-cell office:value-type="float" office:value="14140359.68" table:style-name="ce17">
            <text:p>14.140.360<text:s/></text:p>
          </table:table-cell>
          <table:table-cell office:value-type="float" office:value="6262912.1500000004" table:style-name="ce17">
            <text:p>6.262.912<text:s/></text:p>
          </table:table-cell>
          <table:table-cell office:value-type="float" office:value="242569296.99000001" table:style-name="ce17">
            <text:p>242.569.297<text:s/></text:p>
          </table:table-cell>
          <table:table-cell office:value-type="float" office:value="277398307.84000003" table:style-name="ce17">
            <text:p>277.398.308<text:s/></text:p>
          </table:table-cell>
          <table:table-cell office:value-type="float" office:value="15603433.799999999" table:style-name="ce17">
            <text:p>15.603.434<text:s/></text:p>
          </table:table-cell>
          <table:table-cell office:value-type="float" office:value="1717925291.74" table:style-name="ce17">
            <text:p>1.717.925.292<text:s/></text:p>
          </table:table-cell>
          <table:table-cell office:value-type="float" office:value="12127168.08" table:style-name="ce17">
            <text:p>12.127.168<text:s/></text:p>
          </table:table-cell>
          <table:table-cell office:value-type="float" office:value="4738151185.3599997" table:style-name="ce18">
            <text:p>4.738.151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735704.64" table:style-name="ce17">
            <text:p>3.735.705<text:s/></text:p>
          </table:table-cell>
          <table:table-cell office:value-type="float" office:value="10681007.16" table:style-name="ce17">
            <text:p>10.681.007<text:s/></text:p>
          </table:table-cell>
          <table:table-cell office:value-type="float" office:value="105282625.8" table:style-name="ce17">
            <text:p>105.282.626<text:s/></text:p>
          </table:table-cell>
          <table:table-cell office:value-type="float" office:value="1926636.66" table:style-name="ce17">
            <text:p>1.926.637<text:s/></text:p>
          </table:table-cell>
          <table:table-cell office:value-type="float" office:value="98853487.909999996" table:style-name="ce17">
            <text:p>98.853.488<text:s/></text:p>
          </table:table-cell>
          <table:table-cell office:value-type="float" office:value="68883437.299999997" table:style-name="ce17">
            <text:p>68.883.437<text:s/></text:p>
          </table:table-cell>
          <table:table-cell office:value-type="float" office:value="219196194.46000001" table:style-name="ce17">
            <text:p>219.196.194<text:s/></text:p>
          </table:table-cell>
          <table:table-cell office:value-type="float" office:value="58007105.609999999" table:style-name="ce17">
            <text:p>58.007.106<text:s/></text:p>
          </table:table-cell>
          <table:table-cell office:value-type="float" office:value="94325428.989999995" table:style-name="ce17">
            <text:p>94.325.429<text:s/></text:p>
          </table:table-cell>
          <table:table-cell office:value-type="float" office:value="21049763.829999998" table:style-name="ce17">
            <text:p>21.049.764<text:s/></text:p>
          </table:table-cell>
          <table:table-cell office:value-type="float" office:value="271562295.16000003" table:style-name="ce17">
            <text:p>271.562.295<text:s/></text:p>
          </table:table-cell>
          <table:table-cell office:value-type="float" office:value="28053563.07" table:style-name="ce17">
            <text:p>28.053.563<text:s/></text:p>
          </table:table-cell>
          <table:table-cell office:value-type="float" office:value="51703287.390000001" table:style-name="ce17">
            <text:p>51.703.287<text:s/></text:p>
          </table:table-cell>
          <table:table-cell office:value-type="float" office:value="44144218.310000002" table:style-name="ce17">
            <text:p>44.144.218<text:s/></text:p>
          </table:table-cell>
          <table:table-cell office:value-type="float" office:value="18299356.469999999" table:style-name="ce17">
            <text:p>18.299.356<text:s/></text:p>
          </table:table-cell>
          <table:table-cell office:value-type="float" office:value="82285622.049999997" table:style-name="ce17">
            <text:p>82.285.622<text:s/></text:p>
          </table:table-cell>
          <table:table-cell office:value-type="float" office:value="12830340.119999999" table:style-name="ce17">
            <text:p>12.830.340<text:s/></text:p>
          </table:table-cell>
          <table:table-cell office:value-type="float" office:value="238150941.03" table:style-name="ce17">
            <text:p>238.150.941<text:s/></text:p>
          </table:table-cell>
          <table:table-cell office:value-type="float" office:value="1388489514.6199999" table:style-name="ce17">
            <text:p>1.388.489.515<text:s/></text:p>
          </table:table-cell>
          <table:table-cell office:value-type="float" office:value="20351519.93" table:style-name="ce17">
            <text:p>20.351.520<text:s/></text:p>
          </table:table-cell>
          <table:table-cell office:value-type="float" office:value="35344128.189999998" table:style-name="ce17">
            <text:p>35.344.128<text:s/></text:p>
          </table:table-cell>
          <table:table-cell office:value-type="float" office:value="4137767.1" table:style-name="ce17">
            <text:p>4.137.767<text:s/></text:p>
          </table:table-cell>
          <table:table-cell office:value-type="float" office:value="204767596.28999999" table:style-name="ce17">
            <text:p>204.767.596<text:s/></text:p>
          </table:table-cell>
          <table:table-cell office:value-type="float" office:value="151179726.84999999" table:style-name="ce17">
            <text:p>151.179.727<text:s/></text:p>
          </table:table-cell>
          <table:table-cell office:value-type="float" office:value="13571971.539999999" table:style-name="ce17">
            <text:p>13.571.972<text:s/></text:p>
          </table:table-cell>
          <table:table-cell office:value-type="float" office:value="2224300704.5500002" table:style-name="ce17">
            <text:p>2.224.300.705<text:s/></text:p>
          </table:table-cell>
          <table:table-cell office:value-type="float" office:value="7189916.8700000001" table:style-name="ce17">
            <text:p>7.189.917<text:s/></text:p>
          </table:table-cell>
          <table:table-cell office:value-type="float" office:value="5478303861.8999996" table:style-name="ce18">
            <text:p>5.478.303.8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092.8" table:style-name="ce17">
            <text:p>7.093<text:s/></text:p>
          </table:table-cell>
          <table:table-cell office:value-type="float" office:value="12247.9" table:style-name="ce17">
            <text:p>12.248<text:s/></text:p>
          </table:table-cell>
          <table:table-cell office:value-type="float" office:value="116520.08" table:style-name="ce17">
            <text:p>116.5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012783.5999999996" table:style-name="ce17">
            <text:p>8.012.784<text:s/></text:p>
          </table:table-cell>
          <table:table-cell office:value-type="float" office:value="13470798.32" table:style-name="ce17">
            <text:p>13.470.798<text:s/></text:p>
          </table:table-cell>
          <table:table-cell office:value-type="float" office:value="78885148.950000003" table:style-name="ce17">
            <text:p>78.885.149<text:s/></text:p>
          </table:table-cell>
          <table:table-cell office:value-type="float" office:value="10663679.199999999" table:style-name="ce17">
            <text:p>10.663.679<text:s/></text:p>
          </table:table-cell>
          <table:table-cell office:value-type="float" office:value="497828.94" table:style-name="ce17">
            <text:p>497.829<text:s/></text:p>
          </table:table-cell>
          <table:table-cell office:value-type="float" office:value="306.16000000000003" table:style-name="ce17">
            <text:p>306<text:s/></text:p>
          </table:table-cell>
          <table:table-cell office:value-type="float" office:value="6232797.8799999999" table:style-name="ce17">
            <text:p>6.232.798<text:s/></text:p>
          </table:table-cell>
          <table:table-cell office:value-type="float" office:value="156020.57" table:style-name="ce17">
            <text:p>156.021<text:s/></text:p>
          </table:table-cell>
          <table:table-cell office:value-type="float" office:value="601837.61" table:style-name="ce17">
            <text:p>601.838<text:s/></text:p>
          </table:table-cell>
          <table:table-cell office:value-type="float" office:value="9664916.8300000001" table:style-name="ce17">
            <text:p>9.664.917<text:s/></text:p>
          </table:table-cell>
          <table:table-cell office:value-type="float" office:value="11554.7" table:style-name="ce17">
            <text:p>11.555<text:s/></text:p>
          </table:table-cell>
          <table:table-cell office:value-type="float" office:value="58775.45" table:style-name="ce17">
            <text:p>58.775<text:s/></text:p>
          </table:table-cell>
          <table:table-cell office:value-type="float" office:value="961.01" table:style-name="ce17">
            <text:p>961<text:s/></text:p>
          </table:table-cell>
          <table:table-cell office:value-type="float" office:value="41833151.75" table:style-name="ce17">
            <text:p>41.833.152<text:s/></text:p>
          </table:table-cell>
          <table:table-cell office:value-type="float" office:value="688651622.13999999" table:style-name="ce17">
            <text:p>688.651.622<text:s/></text:p>
          </table:table-cell>
          <table:table-cell office:value-type="float" office:value="29056.36" table:style-name="ce17">
            <text:p>29.056<text:s/></text:p>
          </table:table-cell>
          <table:table-cell office:value-type="float" office:value="300363.89" table:style-name="ce17">
            <text:p>300.364<text:s/></text:p>
          </table:table-cell>
          <table:table-cell office:value-type="float" office:value="1790.07" table:style-name="ce17">
            <text:p>1.790<text:s/></text:p>
          </table:table-cell>
          <table:table-cell office:value-type="float" office:value="39415444.920000002" table:style-name="ce17">
            <text:p>39.415.445<text:s/></text:p>
          </table:table-cell>
          <table:table-cell office:value-type="float" office:value="979301.89" table:style-name="ce17">
            <text:p>979.302<text:s/></text:p>
          </table:table-cell>
          <table:table-cell office:value-type="float" office:value="1879664.67" table:style-name="ce17">
            <text:p>1.879.665<text:s/></text:p>
          </table:table-cell>
          <table:table-cell office:value-type="float" office:value="628630144.04999995" table:style-name="ce17">
            <text:p>628.630.144<text:s/></text:p>
          </table:table-cell>
          <table:table-cell office:value-type="float" office:value="22957.47" table:style-name="ce17">
            <text:p>22.957<text:s/></text:p>
          </table:table-cell>
          <table:table-cell office:value-type="float" office:value="1530136767.2099998" table:style-name="ce18">
            <text:p>1.530.136.7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728611.8400000003" table:style-name="ce17">
            <text:p>3.728.612<text:s/></text:p>
          </table:table-cell>
          <table:table-cell office:value-type="float" office:value="10668759.26" table:style-name="ce17">
            <text:p>10.668.759<text:s/></text:p>
          </table:table-cell>
          <table:table-cell office:value-type="float" office:value="105166105.71999998" table:style-name="ce17">
            <text:p>105.166.106<text:s/></text:p>
          </table:table-cell>
          <table:table-cell office:value-type="float" office:value="1926636.6600000001" table:style-name="ce17">
            <text:p>1.926.637<text:s/></text:p>
          </table:table-cell>
          <table:table-cell office:value-type="float" office:value="90840704.310000002" table:style-name="ce17">
            <text:p>90.840.704<text:s/></text:p>
          </table:table-cell>
          <table:table-cell office:value-type="float" office:value="55412638.979999997" table:style-name="ce17">
            <text:p>55.412.639<text:s/></text:p>
          </table:table-cell>
          <table:table-cell office:value-type="float" office:value="140311045.50999999" table:style-name="ce17">
            <text:p>140.311.046<text:s/></text:p>
          </table:table-cell>
          <table:table-cell office:value-type="float" office:value="47343426.410000004" table:style-name="ce17">
            <text:p>47.343.426<text:s/></text:p>
          </table:table-cell>
          <table:table-cell office:value-type="float" office:value="93827600.049999997" table:style-name="ce17">
            <text:p>93.827.600<text:s/></text:p>
          </table:table-cell>
          <table:table-cell office:value-type="float" office:value="21049457.669999998" table:style-name="ce17">
            <text:p>21.049.458<text:s/></text:p>
          </table:table-cell>
          <table:table-cell office:value-type="float" office:value="265329497.27999997" table:style-name="ce17">
            <text:p>265.329.497<text:s/></text:p>
          </table:table-cell>
          <table:table-cell office:value-type="float" office:value="27897542.5" table:style-name="ce17">
            <text:p>27.897.543<text:s/></text:p>
          </table:table-cell>
          <table:table-cell office:value-type="float" office:value="51101449.780000001" table:style-name="ce17">
            <text:p>51.101.450<text:s/></text:p>
          </table:table-cell>
          <table:table-cell office:value-type="float" office:value="34479301.479999997" table:style-name="ce17">
            <text:p>34.479.301<text:s/></text:p>
          </table:table-cell>
          <table:table-cell office:value-type="float" office:value="18287801.77" table:style-name="ce17">
            <text:p>18.287.802<text:s/></text:p>
          </table:table-cell>
          <table:table-cell office:value-type="float" office:value="82226846.600000009" table:style-name="ce17">
            <text:p>82.226.847<text:s/></text:p>
          </table:table-cell>
          <table:table-cell office:value-type="float" office:value="12829379.109999999" table:style-name="ce17">
            <text:p>12.829.379<text:s/></text:p>
          </table:table-cell>
          <table:table-cell office:value-type="float" office:value="196317789.28" table:style-name="ce17">
            <text:p>196.317.789<text:s/></text:p>
          </table:table-cell>
          <table:table-cell office:value-type="float" office:value="699837892.48000002" table:style-name="ce17">
            <text:p>699.837.892<text:s/></text:p>
          </table:table-cell>
          <table:table-cell office:value-type="float" office:value="20322463.57" table:style-name="ce17">
            <text:p>20.322.464<text:s/></text:p>
          </table:table-cell>
          <table:table-cell office:value-type="float" office:value="35043764.300000004" table:style-name="ce17">
            <text:p>35.043.764<text:s/></text:p>
          </table:table-cell>
          <table:table-cell office:value-type="float" office:value="4135977.03" table:style-name="ce17">
            <text:p>4.135.977<text:s/></text:p>
          </table:table-cell>
          <table:table-cell office:value-type="float" office:value="165352151.37" table:style-name="ce17">
            <text:p>165.352.151<text:s/></text:p>
          </table:table-cell>
          <table:table-cell office:value-type="float" office:value="150200424.96000001" table:style-name="ce17">
            <text:p>150.200.425<text:s/></text:p>
          </table:table-cell>
          <table:table-cell office:value-type="float" office:value="11692306.869999999" table:style-name="ce17">
            <text:p>11.692.307<text:s/></text:p>
          </table:table-cell>
          <table:table-cell office:value-type="float" office:value="1595670560.5" table:style-name="ce17">
            <text:p>1.595.670.561<text:s/></text:p>
          </table:table-cell>
          <table:table-cell office:value-type="float" office:value="7166959.4000000004" table:style-name="ce17">
            <text:p>7.166.959<text:s/></text:p>
          </table:table-cell>
          <table:table-cell office:value-type="float" office:value="3948167094.6900001" table:style-name="ce18">
            <text:p>3.948.167.0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304.34" table:style-name="ce17">
            <text:p>5.304<text:s/></text:p>
          </table:table-cell>
          <table:table-cell office:value-type="float" office:value="2558485.4" table:style-name="ce17">
            <text:p>2.558.4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33461.71" table:style-name="ce17">
            <text:p>4.733.4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7234.3" table:style-name="ce17">
            <text:p>1.057.234<text:s/></text:p>
          </table:table-cell>
          <table:table-cell office:value-type="float" office:value="4810.26" table:style-name="ce17">
            <text:p>4.810<text:s/></text:p>
          </table:table-cell>
          <table:table-cell office:value-type="float" office:value="15725195.380000001" table:style-name="ce17">
            <text:p>15.725.195<text:s/></text:p>
          </table:table-cell>
          <table:table-cell office:value-type="float" office:value="368.46" table:style-name="ce17">
            <text:p>3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8.96" table:style-name="ce17">
            <text:p>619<text:s/></text:p>
          </table:table-cell>
          <table:table-cell office:value-type="float" office:value="1988397.88" table:style-name="ce17">
            <text:p>1.988.398<text:s/></text:p>
          </table:table-cell>
          <table:table-cell office:value-type="float" office:value="17.079999999999998" table:style-name="ce17">
            <text:p>17<text:s/></text:p>
          </table:table-cell>
          <table:table-cell office:value-type="float" office:value="8626294.8800000008" table:style-name="ce17">
            <text:p>8.626.2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51651.0999999996" table:style-name="ce17">
            <text:p>7.651.651<text:s/></text:p>
          </table:table-cell>
          <table:table-cell office:value-type="float" office:value="163041872.81" table:style-name="ce17">
            <text:p>163.041.8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342417.42" table:style-name="ce17">
            <text:p>14.342.4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9736129.97999999" table:style-name="ce18">
            <text:p>219.736.1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378178.5" table:style-name="ce17">
            <text:p>8.378.179<text:s/></text:p>
          </table:table-cell>
          <table:table-cell office:value-type="float" office:value="26632899.09" table:style-name="ce17">
            <text:p>26.632.899<text:s/></text:p>
          </table:table-cell>
          <table:table-cell office:value-type="float" office:value="24414601.350000001" table:style-name="ce17">
            <text:p>24.414.601<text:s/></text:p>
          </table:table-cell>
          <table:table-cell office:value-type="float" office:value="24833120.57" table:style-name="ce17">
            <text:p>24.833.121<text:s/></text:p>
          </table:table-cell>
          <table:table-cell office:value-type="float" office:value="73187364.700000003" table:style-name="ce17">
            <text:p>73.187.365<text:s/></text:p>
          </table:table-cell>
          <table:table-cell office:value-type="float" office:value="55436537.659999996" table:style-name="ce17">
            <text:p>55.436.538<text:s/></text:p>
          </table:table-cell>
          <table:table-cell office:value-type="float" office:value="1496399120.1100001" table:style-name="ce17">
            <text:p>1.496.399.120<text:s/></text:p>
          </table:table-cell>
          <table:table-cell office:value-type="float" office:value="32843863.859999999" table:style-name="ce17">
            <text:p>32.843.864<text:s/></text:p>
          </table:table-cell>
          <table:table-cell office:value-type="float" office:value="47074456.32" table:style-name="ce17">
            <text:p>47.074.456<text:s/></text:p>
          </table:table-cell>
          <table:table-cell office:value-type="float" office:value="30697518.219999999" table:style-name="ce17">
            <text:p>30.697.518<text:s/></text:p>
          </table:table-cell>
          <table:table-cell office:value-type="float" office:value="186264867.34999999" table:style-name="ce17">
            <text:p>186.264.867<text:s/></text:p>
          </table:table-cell>
          <table:table-cell office:value-type="float" office:value="25964049.329999998" table:style-name="ce17">
            <text:p>25.964.049<text:s/></text:p>
          </table:table-cell>
          <table:table-cell office:value-type="float" office:value="20830864.789999999" table:style-name="ce17">
            <text:p>20.830.865<text:s/></text:p>
          </table:table-cell>
          <table:table-cell office:value-type="float" office:value="45398099.140000001" table:style-name="ce17">
            <text:p>45.398.099<text:s/></text:p>
          </table:table-cell>
          <table:table-cell office:value-type="float" office:value="56887122.93" table:style-name="ce17">
            <text:p>56.887.123<text:s/></text:p>
          </table:table-cell>
          <table:table-cell office:value-type="float" office:value="77691880.019999996" table:style-name="ce17">
            <text:p>77.691.880<text:s/></text:p>
          </table:table-cell>
          <table:table-cell office:value-type="float" office:value="25129841.050000001" table:style-name="ce17">
            <text:p>25.129.841<text:s/></text:p>
          </table:table-cell>
          <table:table-cell office:value-type="float" office:value="84197223.409999996" table:style-name="ce17">
            <text:p>84.197.223<text:s/></text:p>
          </table:table-cell>
          <table:table-cell office:value-type="float" office:value="298232164.98000002" table:style-name="ce17">
            <text:p>298.232.165<text:s/></text:p>
          </table:table-cell>
          <table:table-cell office:value-type="float" office:value="45273525.439999998" table:style-name="ce17">
            <text:p>45.273.525<text:s/></text:p>
          </table:table-cell>
          <table:table-cell office:value-type="float" office:value="27053297.170000002" table:style-name="ce17">
            <text:p>27.053.297<text:s/></text:p>
          </table:table-cell>
          <table:table-cell office:value-type="float" office:value="14944544.09" table:style-name="ce17">
            <text:p>14.944.544<text:s/></text:p>
          </table:table-cell>
          <table:table-cell office:value-type="float" office:value="139264483.19" table:style-name="ce17">
            <text:p>139.264.483<text:s/></text:p>
          </table:table-cell>
          <table:table-cell office:value-type="float" office:value="62388826.590000004" table:style-name="ce17">
            <text:p>62.388.827<text:s/></text:p>
          </table:table-cell>
          <table:table-cell office:value-type="float" office:value="21657039.390000001" table:style-name="ce17">
            <text:p>21.657.039<text:s/></text:p>
          </table:table-cell>
          <table:table-cell office:value-type="float" office:value="170549964.09" table:style-name="ce17">
            <text:p>170.549.964<text:s/></text:p>
          </table:table-cell>
          <table:table-cell office:value-type="float" office:value="11853183.390000001" table:style-name="ce17">
            <text:p>11.853.183<text:s/></text:p>
          </table:table-cell>
          <table:table-cell office:value-type="float" office:value="3133478636.73" table:style-name="ce18">
            <text:p>3.133.478.6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53357.95" table:style-name="ce17">
            <text:p>253.358<text:s/></text:p>
          </table:table-cell>
          <table:table-cell office:value-type="float" office:value="3927040.4699999997" table:style-name="ce17">
            <text:p>3.927.040<text:s/></text:p>
          </table:table-cell>
          <table:table-cell office:value-type="float" office:value="9573469.5500000007" table:style-name="ce17">
            <text:p>9.573.470<text:s/></text:p>
          </table:table-cell>
          <table:table-cell office:value-type="float" office:value="122072.53" table:style-name="ce17">
            <text:p>122.073<text:s/></text:p>
          </table:table-cell>
          <table:table-cell office:value-type="float" office:value="12276979.479999999" table:style-name="ce17">
            <text:p>12.276.979<text:s/></text:p>
          </table:table-cell>
          <table:table-cell office:value-type="float" office:value="3901782.57" table:style-name="ce17">
            <text:p>3.901.783<text:s/></text:p>
          </table:table-cell>
          <table:table-cell office:value-type="float" office:value="439341820.56" table:style-name="ce17">
            <text:p>439.341.821<text:s/></text:p>
          </table:table-cell>
          <table:table-cell office:value-type="float" office:value="14756307.800000001" table:style-name="ce17">
            <text:p>14.756.308<text:s/></text:p>
          </table:table-cell>
          <table:table-cell office:value-type="float" office:value="13575465.490000002" table:style-name="ce17">
            <text:p>13.575.465<text:s/></text:p>
          </table:table-cell>
          <table:table-cell office:value-type="float" office:value="1737387.95" table:style-name="ce17">
            <text:p>1.737.388<text:s/></text:p>
          </table:table-cell>
          <table:table-cell office:value-type="float" office:value="14954085.969999999" table:style-name="ce17">
            <text:p>14.954.086<text:s/></text:p>
          </table:table-cell>
          <table:table-cell office:value-type="float" office:value="3477140.9799999995" table:style-name="ce17">
            <text:p>3.477.141<text:s/></text:p>
          </table:table-cell>
          <table:table-cell office:value-type="float" office:value="-2051165.58" table:style-name="ce17">
            <text:p>(2.051.166)</text:p>
          </table:table-cell>
          <table:table-cell office:value-type="float" office:value="8630492.2200000007" table:style-name="ce17">
            <text:p>8.630.492<text:s/></text:p>
          </table:table-cell>
          <table:table-cell office:value-type="float" office:value="1502573.5799999998" table:style-name="ce17">
            <text:p>1.502.574<text:s/></text:p>
          </table:table-cell>
          <table:table-cell office:value-type="float" office:value="6442767.5699999994" table:style-name="ce17">
            <text:p>6.442.768<text:s/></text:p>
          </table:table-cell>
          <table:table-cell office:value-type="float" office:value="418061.55000000005" table:style-name="ce17">
            <text:p>418.062<text:s/></text:p>
          </table:table-cell>
          <table:table-cell office:value-type="float" office:value="29164047.040000003" table:style-name="ce17">
            <text:p>29.164.047<text:s/></text:p>
          </table:table-cell>
          <table:table-cell office:value-type="float" office:value="634382294.93999994" table:style-name="ce17">
            <text:p>634.382.295<text:s/></text:p>
          </table:table-cell>
          <table:table-cell office:value-type="float" office:value="1646626.06" table:style-name="ce17">
            <text:p>1.646.626<text:s/></text:p>
          </table:table-cell>
          <table:table-cell office:value-type="float" office:value="1666654.82" table:style-name="ce17">
            <text:p>1.666.655<text:s/></text:p>
          </table:table-cell>
          <table:table-cell office:value-type="float" office:value="797300.43" table:style-name="ce17">
            <text:p>797.300<text:s/></text:p>
          </table:table-cell>
          <table:table-cell office:value-type="float" office:value="21376632.789999999" table:style-name="ce17">
            <text:p>21.376.633<text:s/></text:p>
          </table:table-cell>
          <table:table-cell office:value-type="float" office:value="21889252.400000002" table:style-name="ce17">
            <text:p>21.889.252<text:s/></text:p>
          </table:table-cell>
          <table:table-cell office:value-type="float" office:value="-88228.87" table:style-name="ce17">
            <text:p>(88.229)</text:p>
          </table:table-cell>
          <table:table-cell office:value-type="float" office:value="366352385.70999998" table:style-name="ce17">
            <text:p>366.352.386<text:s/></text:p>
          </table:table-cell>
          <table:table-cell office:value-type="float" office:value="297629.41000000003" table:style-name="ce17">
            <text:p>297.629<text:s/></text:p>
          </table:table-cell>
          <table:table-cell office:value-type="float" office:value="1610324235.3700001" table:style-name="ce18">
            <text:p>1.610.324.23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5052748.760000005" table:style-name="ce21">
            <text:p>45.052.749<text:s/></text:p>
          </table:table-cell>
          <table:table-cell office:value-type="float" office:value="194952556.09" table:style-name="ce21">
            <text:p>194.952.556<text:s/></text:p>
          </table:table-cell>
          <table:table-cell office:value-type="float" office:value="867948819.00999987" table:style-name="ce21">
            <text:p>867.948.819<text:s/></text:p>
          </table:table-cell>
          <table:table-cell office:value-type="float" office:value="49399753.540000007" table:style-name="ce21">
            <text:p>49.399.754<text:s/></text:p>
          </table:table-cell>
          <table:table-cell office:value-type="float" office:value="1241749445.6100001" table:style-name="ce21">
            <text:p>1.241.749.446<text:s/></text:p>
          </table:table-cell>
          <table:table-cell office:value-type="float" office:value="982272417.69000006" table:style-name="ce21">
            <text:p>982.272.418<text:s/></text:p>
          </table:table-cell>
          <table:table-cell office:value-type="float" office:value="8070438539.5700006" table:style-name="ce21">
            <text:p>8.070.438.540<text:s/></text:p>
          </table:table-cell>
          <table:table-cell office:value-type="float" office:value="1083629268.4200001" table:style-name="ce21">
            <text:p>1.083.629.268<text:s/></text:p>
          </table:table-cell>
          <table:table-cell office:value-type="float" office:value="880929697.80999994" table:style-name="ce21">
            <text:p>880.929.698<text:s/></text:p>
          </table:table-cell>
          <table:table-cell office:value-type="float" office:value="427295095.62" table:style-name="ce21">
            <text:p>427.295.096<text:s/></text:p>
          </table:table-cell>
          <table:table-cell office:value-type="float" office:value="3649808258.6000004" table:style-name="ce21">
            <text:p>3.649.808.259<text:s/></text:p>
          </table:table-cell>
          <table:table-cell office:value-type="float" office:value="322368593.01999998" table:style-name="ce21">
            <text:p>322.368.593<text:s/></text:p>
          </table:table-cell>
          <table:table-cell office:value-type="float" office:value="473567606.07000005" table:style-name="ce21">
            <text:p>473.567.606<text:s/></text:p>
          </table:table-cell>
          <table:table-cell office:value-type="float" office:value="495556591.30999994" table:style-name="ce21">
            <text:p>495.556.591<text:s/></text:p>
          </table:table-cell>
          <table:table-cell office:value-type="float" office:value="268075520.54999998" table:style-name="ce21">
            <text:p>268.075.521<text:s/></text:p>
          </table:table-cell>
          <table:table-cell office:value-type="float" office:value="1289665984.45" table:style-name="ce21">
            <text:p>1.289.665.984<text:s/></text:p>
          </table:table-cell>
          <table:table-cell office:value-type="float" office:value="135572473.40000001" table:style-name="ce21">
            <text:p>135.572.473<text:s/></text:p>
          </table:table-cell>
          <table:table-cell office:value-type="float" office:value="4139365680.3800001" table:style-name="ce21">
            <text:p>4.139.365.680<text:s/></text:p>
          </table:table-cell>
          <table:table-cell office:value-type="float" office:value="11149998102.35" table:style-name="ce21">
            <text:p>11.149.998.102<text:s/></text:p>
          </table:table-cell>
          <table:table-cell office:value-type="float" office:value="252627238.19000003" table:style-name="ce21">
            <text:p>252.627.238<text:s/></text:p>
          </table:table-cell>
          <table:table-cell office:value-type="float" office:value="188623760.15000001" table:style-name="ce21">
            <text:p>188.623.760<text:s/></text:p>
          </table:table-cell>
          <table:table-cell office:value-type="float" office:value="53027736.050000004" table:style-name="ce21">
            <text:p>53.027.736<text:s/></text:p>
          </table:table-cell>
          <table:table-cell office:value-type="float" office:value="3133090369.4099998" table:style-name="ce21">
            <text:p>3.133.090.369<text:s/></text:p>
          </table:table-cell>
          <table:table-cell office:value-type="float" office:value="3506640692.3199997" table:style-name="ce21">
            <text:p>3.506.640.692<text:s/></text:p>
          </table:table-cell>
          <table:table-cell office:value-type="float" office:value="172832755.99000001" table:style-name="ce21">
            <text:p>172.832.756<text:s/></text:p>
          </table:table-cell>
          <table:table-cell office:value-type="float" office:value="31525759844.93" table:style-name="ce21">
            <text:p>31.525.759.845<text:s/></text:p>
          </table:table-cell>
          <table:table-cell office:value-type="float" office:value="87330322.969999999" table:style-name="ce21">
            <text:p>87.330.323<text:s/></text:p>
          </table:table-cell>
          <table:table-cell office:value-type="float" office:value="74687579872.26001" table:style-name="ce22">
            <text:p>74.687.579.872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22025407.63963498" table:style-name="ce25">
            <text:p>122.025.408<text:s/></text:p>
          </table:table-cell>
          <table:table-cell office:value-type="float" office:value="268820499.22488594" table:style-name="ce25">
            <text:p>268.820.499<text:s/></text:p>
          </table:table-cell>
          <table:table-cell office:value-type="float" office:value="314510989.42664844" table:style-name="ce25">
            <text:p>314.510.989<text:s/></text:p>
          </table:table-cell>
          <table:table-cell office:value-type="float" office:value="68501193.950651035" table:style-name="ce25">
            <text:p>68.501.194<text:s/></text:p>
          </table:table-cell>
          <table:table-cell office:value-type="float" office:value="1507799555.3303916" table:style-name="ce25">
            <text:p>1.507.799.555<text:s/></text:p>
          </table:table-cell>
          <table:table-cell office:value-type="float" office:value="919051369.80976963" table:style-name="ce25">
            <text:p>919.051.370<text:s/></text:p>
          </table:table-cell>
          <table:table-cell office:value-type="float" office:value="717174215.43032944" table:style-name="ce25">
            <text:p>717.174.215<text:s/></text:p>
          </table:table-cell>
          <table:table-cell office:value-type="float" office:value="701278155.46910048" table:style-name="ce25">
            <text:p>701.278.155<text:s/></text:p>
          </table:table-cell>
          <table:table-cell office:value-type="float" office:value="771341445.45668805" table:style-name="ce25">
            <text:p>771.341.445<text:s/></text:p>
          </table:table-cell>
          <table:table-cell office:value-type="float" office:value="516306312.25011837" table:style-name="ce25">
            <text:p>516.306.312<text:s/></text:p>
          </table:table-cell>
          <table:table-cell office:value-type="float" office:value="3309254360.6167231" table:style-name="ce25">
            <text:p>3.309.254.361<text:s/></text:p>
          </table:table-cell>
          <table:table-cell office:value-type="float" office:value="428183741.20931858" table:style-name="ce25">
            <text:p>428.183.741<text:s/></text:p>
          </table:table-cell>
          <table:table-cell office:value-type="float" office:value="629501936.99221122" table:style-name="ce25">
            <text:p>629.501.937<text:s/></text:p>
          </table:table-cell>
          <table:table-cell office:value-type="float" office:value="869216114.71665514" table:style-name="ce25">
            <text:p>869.216.115<text:s/></text:p>
          </table:table-cell>
          <table:table-cell office:value-type="float" office:value="479354724.66031325" table:style-name="ce25">
            <text:p>479.354.725<text:s/></text:p>
          </table:table-cell>
          <table:table-cell office:value-type="float" office:value="994789601.08902121" table:style-name="ce25">
            <text:p>994.789.601<text:s/></text:p>
          </table:table-cell>
          <table:table-cell office:value-type="float" office:value="332960644.21355623" table:style-name="ce25">
            <text:p>332.960.644<text:s/></text:p>
          </table:table-cell>
          <table:table-cell office:value-type="float" office:value="2072897590.3550191" table:style-name="ce25">
            <text:p>2.072.897.590<text:s/></text:p>
          </table:table-cell>
          <table:table-cell office:value-type="float" office:value="2588429077.8678665" table:style-name="ce25">
            <text:p>2.588.429.078<text:s/></text:p>
          </table:table-cell>
          <table:table-cell office:value-type="float" office:value="390209021.33622336" table:style-name="ce25">
            <text:p>390.209.021<text:s/></text:p>
          </table:table-cell>
          <table:table-cell office:value-type="float" office:value="184016785.17194292" table:style-name="ce25">
            <text:p>184.016.785<text:s/></text:p>
          </table:table-cell>
          <table:table-cell office:value-type="float" office:value="100478515.43738084" table:style-name="ce25">
            <text:p>100.478.515<text:s/></text:p>
          </table:table-cell>
          <table:table-cell office:value-type="float" office:value="2099072318.7826962" table:style-name="ce25">
            <text:p>2.099.072.319<text:s/></text:p>
          </table:table-cell>
          <table:table-cell office:value-type="float" office:value="1532820282.272249" table:style-name="ce25">
            <text:p>1.532.820.282<text:s/></text:p>
          </table:table-cell>
          <table:table-cell office:value-type="float" office:value="301628017.47023267" table:style-name="ce25">
            <text:p>301.628.017<text:s/></text:p>
          </table:table-cell>
          <table:table-cell office:value-type="float" office:value="10242694307.125437" table:style-name="ce25">
            <text:p>10.242.694.307<text:s/></text:p>
          </table:table-cell>
          <table:table-cell office:value-type="float" office:value="240022686.9049457" table:style-name="ce25">
            <text:p>240.022.687<text:s/></text:p>
          </table:table-cell>
          <table:table-cell office:value-type="float" office:value="32702338870.210007" table:style-name="ce26">
            <text:p>32.702.338.870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67078156.39963499" table:style-name="ce21">
            <text:p>167.078.156<text:s/></text:p>
          </table:table-cell>
          <table:table-cell office:value-type="float" office:value="463773055.31488597" table:style-name="ce21">
            <text:p>463.773.055<text:s/></text:p>
          </table:table-cell>
          <table:table-cell office:value-type="float" office:value="1182459808.4366484" table:style-name="ce21">
            <text:p>1.182.459.808<text:s/></text:p>
          </table:table-cell>
          <table:table-cell office:value-type="float" office:value="117900947.49065104" table:style-name="ce21">
            <text:p>117.900.947<text:s/></text:p>
          </table:table-cell>
          <table:table-cell office:value-type="float" office:value="2749549000.9403915" table:style-name="ce21">
            <text:p>2.749.549.001<text:s/></text:p>
          </table:table-cell>
          <table:table-cell office:value-type="float" office:value="1901323787.4997697" table:style-name="ce21">
            <text:p>1.901.323.787<text:s/></text:p>
          </table:table-cell>
          <table:table-cell office:value-type="float" office:value="8787612755.00033" table:style-name="ce21">
            <text:p>8.787.612.755<text:s/></text:p>
          </table:table-cell>
          <table:table-cell office:value-type="float" office:value="1784907423.8891006" table:style-name="ce21">
            <text:p>1.784.907.424<text:s/></text:p>
          </table:table-cell>
          <table:table-cell office:value-type="float" office:value="1652271143.2666879" table:style-name="ce21">
            <text:p>1.652.271.143<text:s/></text:p>
          </table:table-cell>
          <table:table-cell office:value-type="float" office:value="943601407.87011838" table:style-name="ce21">
            <text:p>943.601.408<text:s/></text:p>
          </table:table-cell>
          <table:table-cell office:value-type="float" office:value="6959062619.2167234" table:style-name="ce21">
            <text:p>6.959.062.619<text:s/></text:p>
          </table:table-cell>
          <table:table-cell office:value-type="float" office:value="750552334.22931862" table:style-name="ce21">
            <text:p>750.552.334<text:s/></text:p>
          </table:table-cell>
          <table:table-cell office:value-type="float" office:value="1103069543.0622113" table:style-name="ce21">
            <text:p>1.103.069.543<text:s/></text:p>
          </table:table-cell>
          <table:table-cell office:value-type="float" office:value="1364772706.0266552" table:style-name="ce21">
            <text:p>1.364.772.706<text:s/></text:p>
          </table:table-cell>
          <table:table-cell office:value-type="float" office:value="747430245.2103132" table:style-name="ce21">
            <text:p>747.430.245<text:s/></text:p>
          </table:table-cell>
          <table:table-cell office:value-type="float" office:value="2284455585.5390215" table:style-name="ce21">
            <text:p>2.284.455.586<text:s/></text:p>
          </table:table-cell>
          <table:table-cell office:value-type="float" office:value="468533117.61355627" table:style-name="ce21">
            <text:p>468.533.118<text:s/></text:p>
          </table:table-cell>
          <table:table-cell office:value-type="float" office:value="6212263270.7350197" table:style-name="ce21">
            <text:p>6.212.263.271<text:s/></text:p>
          </table:table-cell>
          <table:table-cell office:value-type="float" office:value="13738427180.217867" table:style-name="ce21">
            <text:p>13.738.427.180<text:s/></text:p>
          </table:table-cell>
          <table:table-cell office:value-type="float" office:value="642836259.52622342" table:style-name="ce21">
            <text:p>642.836.260<text:s/></text:p>
          </table:table-cell>
          <table:table-cell office:value-type="float" office:value="372640545.32194293" table:style-name="ce21">
            <text:p>372.640.545<text:s/></text:p>
          </table:table-cell>
          <table:table-cell office:value-type="float" office:value="153506251.48738083" table:style-name="ce21">
            <text:p>153.506.251<text:s/></text:p>
          </table:table-cell>
          <table:table-cell office:value-type="float" office:value="5232162688.1926956" table:style-name="ce21">
            <text:p>5.232.162.688<text:s/></text:p>
          </table:table-cell>
          <table:table-cell office:value-type="float" office:value="5039460974.5922489" table:style-name="ce21">
            <text:p>5.039.460.975<text:s/></text:p>
          </table:table-cell>
          <table:table-cell office:value-type="float" office:value="474460773.46023268" table:style-name="ce21">
            <text:p>474.460.773<text:s/></text:p>
          </table:table-cell>
          <table:table-cell office:value-type="float" office:value="41768454152.055435" table:style-name="ce21">
            <text:p>41.768.454.152<text:s/></text:p>
          </table:table-cell>
          <table:table-cell office:value-type="float" office:value="327353009.8749457" table:style-name="ce21">
            <text:p>327.353.010<text:s/></text:p>
          </table:table-cell>
          <table:table-cell office:value-type="float" office:value="107389918742.47002" table:style-name="ce22">
            <text:p>107.389.918.74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03353.59585889173" table:style-name="ce27">
            <text:p>603.354<text:s/></text:p>
          </table:table-cell>
          <table:table-cell office:value-type="float" office:value="1963510.0468358628" table:style-name="ce27">
            <text:p>1.963.510<text:s/></text:p>
          </table:table-cell>
          <table:table-cell office:value-type="float" office:value="1623007.6372626377" table:style-name="ce27">
            <text:p>1.623.008<text:s/></text:p>
          </table:table-cell>
          <table:table-cell office:value-type="float" office:value="602826.50395540847" table:style-name="ce27">
            <text:p>602.827<text:s/></text:p>
          </table:table-cell>
          <table:table-cell office:value-type="float" office:value="9076145.3581469133" table:style-name="ce27">
            <text:p>9.076.145<text:s/></text:p>
          </table:table-cell>
          <table:table-cell office:value-type="float" office:value="3777185.5410562381" table:style-name="ce27">
            <text:p>3.777.186<text:s/></text:p>
          </table:table-cell>
          <table:table-cell office:value-type="float" office:value="12545215.305851158" table:style-name="ce27">
            <text:p>12.545.215<text:s/></text:p>
          </table:table-cell>
          <table:table-cell office:value-type="float" office:value="4307380.803708734" table:style-name="ce27">
            <text:p>4.307.381<text:s/></text:p>
          </table:table-cell>
          <table:table-cell office:value-type="float" office:value="6118357.4258208368" table:style-name="ce27">
            <text:p>6.118.357<text:s/></text:p>
          </table:table-cell>
          <table:table-cell office:value-type="float" office:value="2242607.1297508427" table:style-name="ce27">
            <text:p>2.242.607<text:s/></text:p>
          </table:table-cell>
          <table:table-cell office:value-type="float" office:value="18221088.87886592" table:style-name="ce27">
            <text:p>18.221.089<text:s/></text:p>
          </table:table-cell>
          <table:table-cell office:value-type="float" office:value="2466699.9747768454" table:style-name="ce27">
            <text:p>2.466.700<text:s/></text:p>
          </table:table-cell>
          <table:table-cell office:value-type="float" office:value="4782379.0361507433" table:style-name="ce27">
            <text:p>4.782.379<text:s/></text:p>
          </table:table-cell>
          <table:table-cell office:value-type="float" office:value="4520899.263804269" table:style-name="ce27">
            <text:p>4.520.899<text:s/></text:p>
          </table:table-cell>
          <table:table-cell office:value-type="float" office:value="1726681.2169085683" table:style-name="ce27">
            <text:p>1.726.681<text:s/></text:p>
          </table:table-cell>
          <table:table-cell office:value-type="float" office:value="7765356.3538659969" table:style-name="ce27">
            <text:p>7.765.356<text:s/></text:p>
          </table:table-cell>
          <table:table-cell office:value-type="float" office:value="1353185.5676343802" table:style-name="ce27">
            <text:p>1.353.186<text:s/></text:p>
          </table:table-cell>
          <table:table-cell office:value-type="float" office:value="31330355.63915471" table:style-name="ce27">
            <text:p>31.330.356<text:s/></text:p>
          </table:table-cell>
          <table:table-cell office:value-type="float" office:value="2063855896.6047719" table:style-name="ce27">
            <text:p>2.063.855.897<text:s/></text:p>
          </table:table-cell>
          <table:table-cell office:value-type="float" office:value="6820900.1033255402" table:style-name="ce27">
            <text:p>6.820.900<text:s/></text:p>
          </table:table-cell>
          <table:table-cell office:value-type="float" office:value="1041718.2169992821" table:style-name="ce27">
            <text:p>1.041.718<text:s/></text:p>
          </table:table-cell>
          <table:table-cell office:value-type="float" office:value="305553.89263797097" table:style-name="ce27">
            <text:p>305.554<text:s/></text:p>
          </table:table-cell>
          <table:table-cell office:value-type="float" office:value="11683137.206155807" table:style-name="ce27">
            <text:p>11.683.137<text:s/></text:p>
          </table:table-cell>
          <table:table-cell office:value-type="float" office:value="23683811.456274077" table:style-name="ce27">
            <text:p>23.683.811<text:s/></text:p>
          </table:table-cell>
          <table:table-cell office:value-type="float" office:value="1091672.7026711344" table:style-name="ce27">
            <text:p>1.091.673<text:s/></text:p>
          </table:table-cell>
          <table:table-cell office:value-type="float" office:value="102796590.33289066" table:style-name="ce27">
            <text:p>102.796.590<text:s/></text:p>
          </table:table-cell>
          <table:table-cell office:value-type="float" office:value="1284701.5748645943" table:style-name="ce27">
            <text:p>1.284.702<text:s/></text:p>
          </table:table-cell>
          <table:table-cell office:value-type="float" office:value="2327590217.3699999" table:style-name="ce28">
            <text:p>2.327.590.21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67681509.99549389" table:style-name="ce21">
            <text:p>167.681.510<text:s/></text:p>
          </table:table-cell>
          <table:table-cell office:value-type="float" office:value="465736565.36172181" table:style-name="ce21">
            <text:p>465.736.565<text:s/></text:p>
          </table:table-cell>
          <table:table-cell office:value-type="float" office:value="1184082816.073911" table:style-name="ce21">
            <text:p>1.184.082.816<text:s/></text:p>
          </table:table-cell>
          <table:table-cell office:value-type="float" office:value="118503773.99460645" table:style-name="ce21">
            <text:p>118.503.774<text:s/></text:p>
          </table:table-cell>
          <table:table-cell office:value-type="float" office:value="2758625146.2985387" table:style-name="ce21">
            <text:p>2.758.625.146<text:s/></text:p>
          </table:table-cell>
          <table:table-cell office:value-type="float" office:value="1905100973.0408258" table:style-name="ce21">
            <text:p>1.905.100.973<text:s/></text:p>
          </table:table-cell>
          <table:table-cell office:value-type="float" office:value="8800157970.306181" table:style-name="ce21">
            <text:p>8.800.157.970<text:s/></text:p>
          </table:table-cell>
          <table:table-cell office:value-type="float" office:value="1789214804.6928093" table:style-name="ce21">
            <text:p>1.789.214.805<text:s/></text:p>
          </table:table-cell>
          <table:table-cell office:value-type="float" office:value="1658389500.6925087" table:style-name="ce21">
            <text:p>1.658.389.501<text:s/></text:p>
          </table:table-cell>
          <table:table-cell office:value-type="float" office:value="945844014.99986923" table:style-name="ce21">
            <text:p>945.844.015<text:s/></text:p>
          </table:table-cell>
          <table:table-cell office:value-type="float" office:value="6977283708.0955896" table:style-name="ce21">
            <text:p>6.977.283.708<text:s/></text:p>
          </table:table-cell>
          <table:table-cell office:value-type="float" office:value="753019034.20409548" table:style-name="ce21">
            <text:p>753.019.034<text:s/></text:p>
          </table:table-cell>
          <table:table-cell office:value-type="float" office:value="1107851922.098362" table:style-name="ce21">
            <text:p>1.107.851.922<text:s/></text:p>
          </table:table-cell>
          <table:table-cell office:value-type="float" office:value="1369293605.2904594" table:style-name="ce21">
            <text:p>1.369.293.605<text:s/></text:p>
          </table:table-cell>
          <table:table-cell office:value-type="float" office:value="749156926.42722178" table:style-name="ce21">
            <text:p>749.156.926<text:s/></text:p>
          </table:table-cell>
          <table:table-cell office:value-type="float" office:value="2292220941.8928876" table:style-name="ce21">
            <text:p>2.292.220.942<text:s/></text:p>
          </table:table-cell>
          <table:table-cell office:value-type="float" office:value="469886303.18119067" table:style-name="ce21">
            <text:p>469.886.303<text:s/></text:p>
          </table:table-cell>
          <table:table-cell office:value-type="float" office:value="6243593626.3741741" table:style-name="ce21">
            <text:p>6.243.593.626<text:s/></text:p>
          </table:table-cell>
          <table:table-cell office:value-type="float" office:value="15802283076.822639" table:style-name="ce21">
            <text:p>15.802.283.077<text:s/></text:p>
          </table:table-cell>
          <table:table-cell office:value-type="float" office:value="649657159.62954891" table:style-name="ce21">
            <text:p>649.657.160<text:s/></text:p>
          </table:table-cell>
          <table:table-cell office:value-type="float" office:value="373682263.53894222" table:style-name="ce21">
            <text:p>373.682.264<text:s/></text:p>
          </table:table-cell>
          <table:table-cell office:value-type="float" office:value="153811805.3800188" table:style-name="ce21">
            <text:p>153.811.805<text:s/></text:p>
          </table:table-cell>
          <table:table-cell office:value-type="float" office:value="5243845825.3988514" table:style-name="ce21">
            <text:p>5.243.845.825<text:s/></text:p>
          </table:table-cell>
          <table:table-cell office:value-type="float" office:value="5063144786.0485229" table:style-name="ce21">
            <text:p>5.063.144.786<text:s/></text:p>
          </table:table-cell>
          <table:table-cell office:value-type="float" office:value="475552446.16290379" table:style-name="ce21">
            <text:p>475.552.446<text:s/></text:p>
          </table:table-cell>
          <table:table-cell office:value-type="float" office:value="41871250742.388329" table:style-name="ce21">
            <text:p>41.871.250.742<text:s/></text:p>
          </table:table-cell>
          <table:table-cell office:value-type="float" office:value="328637711.44981027" table:style-name="ce21">
            <text:p>328.637.711<text:s/></text:p>
          </table:table-cell>
          <table:table-cell office:value-type="float" office:value="109717508959.84001" table:style-name="ce22">
            <text:p>109.717.508.96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4-20T19:28:31Z</dc:date>
    <meta:print-date>2011-05-12T16:46:54Z</meta:print-date>
    <meta:editing-cycles>42</meta:editing-cycles>
    <meta:editing-duration>PT4469S</meta:editing-duration>
  </office:meta>
</office:document-meta>
</file>